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5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9474" table:style-name="ce36">
            <text:p><text:s text:c="2"/>19 474</text:p>
          </table:table-cell>
          <table:table-cell office:value-type="float" office:value="2197" table:style-name="ce36">
            <text:p><text:s text:c="2"/>2 197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15960" table:style-name="ce36">
            <text:p><text:s text:c="2"/>15 9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7913" table:style-name="ce36">
            <text:p><text:s text:c="2"/>37 913</text:p>
          </table:table-cell>
          <table:table-cell office:value-type="float" office:value="5697" table:style-name="ce36">
            <text:p><text:s text:c="2"/>5 697</text:p>
          </table:table-cell>
          <table:table-cell office:value-type="float" office:value="1979" table:style-name="ce36">
            <text:p><text:s text:c="2"/>1 9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-27" table:style-name="ce36">
            <text:p><text:s/>(-) <text:s text:c="2"/>27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30133" table:style-name="ce36">
            <text:p><text:s text:c="2"/>30 13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011" table:style-name="ce36">
            <text:p><text:s text:c="2"/>10 011</text:p>
          </table:table-cell>
          <table:table-cell office:value-type="float" office:value="654" table:style-name="ce36">
            <text:p><text:s text:c="3"/>654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8961" table:style-name="ce36">
            <text:p><text:s text:c="2"/>8 96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9841" table:style-name="ce36">
            <text:p><text:s text:c="2"/>49 8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8" table:style-name="ce36">
            <text:p><text:s text:c="2"/>2 4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217" table:style-name="ce36">
            <text:p><text:s text:c="2"/>1 217</text:p>
          </table:table-cell>
          <table:table-cell office:value-type="float" office:value="1263" table:style-name="ce36">
            <text:p><text:s text:c="2"/>1 263</text:p>
          </table:table-cell>
          <table:table-cell office:value-type="float" office:value="46080" table:style-name="ce36">
            <text:p><text:s text:c="2"/>46 08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16893" table:style-name="ce36">
            <text:p><text:s text:c="2"/>116 893</text:p>
          </table:table-cell>
          <table:table-cell office:value-type="float" office:value="4389" table:style-name="ce36">
            <text:p><text:s text:c="2"/>4 389</text:p>
          </table:table-cell>
          <table:table-cell office:value-type="float" office:value="2446" table:style-name="ce36">
            <text:p><text:s text:c="2"/>2 4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387" table:style-name="ce36">
            <text:p><text:s text:c="3"/>387</text:p>
          </table:table-cell>
          <table:table-cell office:value-type="float" office:value="109671" table:style-name="ce36">
            <text:p><text:s text:c="2"/>109 67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78570" table:style-name="ce37">
            <text:p><text:s text:c="2"/>78 570</text:p>
          </table:table-cell>
          <table:table-cell office:value-type="float" office:value="19233" table:style-name="ce37">
            <text:p><text:s text:c="2"/>19 233</text:p>
          </table:table-cell>
          <table:table-cell office:value-type="float" office:value="1423" table:style-name="ce37">
            <text:p><text:s text:c="2"/>1 423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21" table:style-name="ce37">
            <text:p><text:s text:c="2"/>1 821</text:p>
          </table:table-cell>
          <table:table-cell office:value-type="float" office:value="-22" table:style-name="ce37">
            <text:p><text:s/>(-) <text:s text:c="2"/>22</text:p>
          </table:table-cell>
          <table:table-cell office:value-type="float" office:value="1999" table:style-name="ce37">
            <text:p><text:s text:c="2"/>1 999</text:p>
          </table:table-cell>
          <table:table-cell office:value-type="float" office:value="55915" table:style-name="ce37">
            <text:p><text:s text:c="2"/>55 91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560" table:style-name="ce37">
            <text:p><text:s text:c="2"/>9 560</text:p>
          </table:table-cell>
          <table:table-cell office:value-type="float" office:value="2800" table:style-name="ce37">
            <text:p><text:s text:c="2"/>2 800</text:p>
          </table:table-cell>
          <table:table-cell office:value-type="float" office:value="725" table:style-name="ce37">
            <text:p><text:s text:c="3"/>72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5933" table:style-name="ce37">
            <text:p><text:s text:c="2"/>5 93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7886" table:style-name="ce37">
            <text:p><text:s text:c="2"/>17 886</text:p>
          </table:table-cell>
          <table:table-cell office:value-type="float" office:value="1531" table:style-name="ce37">
            <text:p><text:s text:c="2"/>1 531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-204" table:style-name="ce37">
            <text:p><text:s/>(-) <text:s text:c="2"/>204</text:p>
          </table:table-cell>
          <table:table-cell office:value-type="float" office:value="-172" table:style-name="ce37">
            <text:p><text:s/>(-) <text:s text:c="2"/>172</text:p>
          </table:table-cell>
          <table:table-cell office:value-type="float" office:value="16341" table:style-name="ce37">
            <text:p><text:s text:c="2"/>16 34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32767" table:style-name="ce37">
            <text:p><text:s text:c="2"/>32 767</text:p>
          </table:table-cell>
          <table:table-cell office:value-type="float" office:value="7706" table:style-name="ce37">
            <text:p><text:s text:c="2"/>7 706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6" table:style-name="ce37">
            <text:p><text:s text:c="3"/>906</text:p>
          </table:table-cell>
          <table:table-cell office:value-type="float" office:value="407" table:style-name="ce37">
            <text:p><text:s text:c="3"/>407</text:p>
          </table:table-cell>
          <table:table-cell office:value-type="float" office:value="1420" table:style-name="ce37">
            <text:p><text:s text:c="2"/>1 420</text:p>
          </table:table-cell>
          <table:table-cell office:value-type="float" office:value="23024" table:style-name="ce37">
            <text:p><text:s text:c="2"/>23 02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78580" table:style-name="ce37">
            <text:p><text:s text:c="2"/>78 580</text:p>
          </table:table-cell>
          <table:table-cell office:value-type="float" office:value="5323" table:style-name="ce37">
            <text:p><text:s text:c="2"/>5 323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1" table:style-name="ce37">
            <text:p><text:s text:c="2"/>1 121</text:p>
          </table:table-cell>
          <table:table-cell office:value-type="float" office:value="1029" table:style-name="ce37">
            <text:p><text:s text:c="2"/>1 029</text:p>
          </table:table-cell>
          <table:table-cell office:value-type="float" office:value="2150" table:style-name="ce37">
            <text:p><text:s text:c="2"/>2 150</text:p>
          </table:table-cell>
          <table:table-cell office:value-type="float" office:value="70995" table:style-name="ce37">
            <text:p><text:s text:c="2"/>70 99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1057" table:style-name="ce36">
            <text:p><text:s text:c="2"/>31 057</text:p>
          </table:table-cell>
          <table:table-cell office:value-type="float" office:value="4306" table:style-name="ce36">
            <text:p><text:s text:c="2"/>4 306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25284" table:style-name="ce36">
            <text:p><text:s text:c="2"/>25 28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9343" table:style-name="ce36">
            <text:p><text:s text:c="2"/>9 343</text:p>
          </table:table-cell>
          <table:table-cell office:value-type="float" office:value="542" table:style-name="ce36">
            <text:p><text:s text:c="3"/>54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8616" table:style-name="ce36">
            <text:p><text:s text:c="2"/>8 61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8189" table:style-name="ce36">
            <text:p><text:s text:c="2"/>28 189</text:p>
          </table:table-cell>
          <table:table-cell office:value-type="float" office:value="2714" table:style-name="ce36">
            <text:p><text:s text:c="2"/>2 714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1051" table:style-name="ce36">
            <text:p><text:s text:c="2"/>1 051</text:p>
          </table:table-cell>
          <table:table-cell office:value-type="float" office:value="24259" table:style-name="ce36">
            <text:p><text:s text:c="2"/>24 25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8946" table:style-name="ce36">
            <text:p><text:s text:c="2"/>28 946</text:p>
          </table:table-cell>
          <table:table-cell office:value-type="float" office:value="3502" table:style-name="ce36">
            <text:p><text:s text:c="2"/>3 502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1" table:style-name="ce36">
            <text:p><text:s text:c="2"/>1 621</text:p>
          </table:table-cell>
          <table:table-cell office:value-type="float" office:value="454" table:style-name="ce36">
            <text:p><text:s text:c="3"/>454</text:p>
          </table:table-cell>
          <table:table-cell office:value-type="float" office:value="2122" table:style-name="ce36">
            <text:p><text:s text:c="2"/>2 122</text:p>
          </table:table-cell>
          <table:table-cell office:value-type="float" office:value="22835" table:style-name="ce36">
            <text:p><text:s text:c="2"/>22 83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8055" table:style-name="ce36">
            <text:p><text:s text:c="2"/>18 055</text:p>
          </table:table-cell>
          <table:table-cell office:value-type="float" office:value="2869" table:style-name="ce36">
            <text:p><text:s text:c="2"/>2 869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0" table:style-name="ce36">
            <text:p><text:s text:c="2"/>1 000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1219" table:style-name="ce36">
            <text:p><text:s text:c="2"/>1 219</text:p>
          </table:table-cell>
          <table:table-cell office:value-type="float" office:value="13896" table:style-name="ce36">
            <text:p><text:s text:c="2"/>13 89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9485" table:style-name="ce37">
            <text:p><text:s text:c="2"/>9 4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1" table:style-name="ce37">
            <text:p><text:s text:c="3"/>9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04" table:style-name="ce37">
            <text:p><text:s text:c="2"/>8 50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9359" table:style-name="ce37">
            <text:p><text:s text:c="2"/>29 359</text:p>
          </table:table-cell>
          <table:table-cell office:value-type="float" office:value="4776" table:style-name="ce37">
            <text:p><text:s text:c="2"/>4 776</text:p>
          </table:table-cell>
          <table:table-cell office:value-type="float" office:value="1755" table:style-name="ce37">
            <text:p><text:s text:c="2"/>1 755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1" table:style-name="ce37">
            <text:p><text:s text:c="2"/>1 201</text:p>
          </table:table-cell>
          <table:table-cell office:value-type="float" office:value="551" table:style-name="ce37">
            <text:p><text:s text:c="3"/>551</text:p>
          </table:table-cell>
          <table:table-cell office:value-type="float" office:value="1770" table:style-name="ce37">
            <text:p><text:s text:c="2"/>1 770</text:p>
          </table:table-cell>
          <table:table-cell office:value-type="float" office:value="21058" table:style-name="ce37">
            <text:p><text:s text:c="2"/>21 0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06316" table:style-name="ce37">
            <text:p><text:s text:c="2"/>206 3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8" table:style-name="ce37">
            <text:p><text:s text:c="3"/>9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65" table:style-name="ce37">
            <text:p><text:s text:c="2"/>2 465</text:p>
          </table:table-cell>
          <table:table-cell office:value-type="float" office:value="2465" table:style-name="ce37">
            <text:p><text:s text:c="2"/>2 465</text:p>
          </table:table-cell>
          <table:table-cell office:value-type="float" office:value="202903" table:style-name="ce37">
            <text:p><text:s text:c="2"/>202 90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60091" table:style-name="ce37">
            <text:p><text:s text:c="2"/>60 091</text:p>
          </table:table-cell>
          <table:table-cell office:value-type="float" office:value="4921" table:style-name="ce37">
            <text:p><text:s text:c="2"/>4 921</text:p>
          </table:table-cell>
          <table:table-cell office:value-type="float" office:value="2360" table:style-name="ce37">
            <text:p><text:s text:c="2"/>2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52647" table:style-name="ce37">
            <text:p><text:s text:c="2"/>52 647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4278" table:style-name="ce37">
            <text:p><text:s text:c="2"/>24 278</text:p>
          </table:table-cell>
          <table:table-cell office:value-type="float" office:value="2606" table:style-name="ce37">
            <text:p><text:s text:c="2"/>2 606</text:p>
          </table:table-cell>
          <table:table-cell office:value-type="float" office:value="1009" table:style-name="ce37">
            <text:p><text:s text:c="2"/>1 00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3" table:style-name="ce37">
            <text:p><text:s text:c="3"/>503</text:p>
          </table:table-cell>
          <table:table-cell office:value-type="float" office:value="507" table:style-name="ce37">
            <text:p><text:s text:c="3"/>507</text:p>
          </table:table-cell>
          <table:table-cell office:value-type="float" office:value="20156" table:style-name="ce37">
            <text:p><text:s text:c="2"/>20 15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73538" table:style-name="ce36">
            <text:p><text:s text:c="2"/>173 538</text:p>
          </table:table-cell>
          <table:table-cell office:value-type="float" office:value="35003" table:style-name="ce36">
            <text:p><text:s text:c="2"/>35 003</text:p>
          </table:table-cell>
          <table:table-cell office:value-type="float" office:value="1322" table:style-name="ce36">
            <text:p><text:s text:c="2"/>1 322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78" table:style-name="ce36">
            <text:p><text:s text:c="2"/>10 778</text:p>
          </table:table-cell>
          <table:table-cell office:value-type="float" office:value="1173" table:style-name="ce36">
            <text:p><text:s text:c="2"/>1 173</text:p>
          </table:table-cell>
          <table:table-cell office:value-type="float" office:value="11993" table:style-name="ce36">
            <text:p><text:s text:c="2"/>11 993</text:p>
          </table:table-cell>
          <table:table-cell office:value-type="float" office:value="125220" table:style-name="ce36">
            <text:p><text:s text:c="2"/>125 22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7253" table:style-name="ce36">
            <text:p><text:s text:c="2"/>17 253</text:p>
          </table:table-cell>
          <table:table-cell office:value-type="float" office:value="1890" table:style-name="ce36">
            <text:p><text:s text:c="2"/>1 89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6" table:style-name="ce36">
            <text:p><text:s text:c="3"/>726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779" table:style-name="ce36">
            <text:p><text:s text:c="3"/>779</text:p>
          </table:table-cell>
          <table:table-cell office:value-type="float" office:value="14473" table:style-name="ce36">
            <text:p><text:s text:c="2"/>14 4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65605" table:style-name="ce36">
            <text:p><text:s text:c="2"/>65 605</text:p>
          </table:table-cell>
          <table:table-cell office:value-type="float" office:value="8601" table:style-name="ce36">
            <text:p><text:s text:c="2"/>8 601</text:p>
          </table:table-cell>
          <table:table-cell office:value-type="float" office:value="730" table:style-name="ce36">
            <text:p><text:s text:c="3"/>7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9" table:style-name="ce36">
            <text:p><text:s text:c="2"/>3 229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3352" table:style-name="ce36">
            <text:p><text:s text:c="2"/>3 352</text:p>
          </table:table-cell>
          <table:table-cell office:value-type="float" office:value="52922" table:style-name="ce36">
            <text:p><text:s text:c="2"/>52 9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933" table:style-name="ce36">
            <text:p><text:s text:c="2"/>9 933</text:p>
          </table:table-cell>
          <table:table-cell office:value-type="float" office:value="1780" table:style-name="ce36">
            <text:p><text:s text:c="2"/>1 78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921" table:style-name="ce36">
            <text:p><text:s text:c="3"/>921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1253" table:style-name="ce36">
            <text:p><text:s text:c="2"/>1 253</text:p>
          </table:table-cell>
          <table:table-cell office:value-type="float" office:value="6812" table:style-name="ce36">
            <text:p><text:s text:c="2"/>6 81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8171" table:style-name="ce36">
            <text:p><text:s text:c="2"/>28 171</text:p>
          </table:table-cell>
          <table:table-cell office:value-type="float" office:value="5157" table:style-name="ce36">
            <text:p><text:s text:c="2"/>5 157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2" table:style-name="ce36">
            <text:p><text:s text:c="2"/>2 192</text:p>
          </table:table-cell>
          <table:table-cell office:value-type="float" office:value="668" table:style-name="ce36">
            <text:p><text:s text:c="3"/>668</text:p>
          </table:table-cell>
          <table:table-cell office:value-type="float" office:value="2860" table:style-name="ce36">
            <text:p><text:s text:c="2"/>2 860</text:p>
          </table:table-cell>
          <table:table-cell office:value-type="float" office:value="19630" table:style-name="ce36">
            <text:p><text:s text:c="2"/>19 63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1998" table:style-name="ce37">
            <text:p><text:s text:c="2"/>71 998</text:p>
          </table:table-cell>
          <table:table-cell office:value-type="float" office:value="15002" table:style-name="ce37">
            <text:p><text:s text:c="2"/>15 002</text:p>
          </table:table-cell>
          <table:table-cell office:value-type="float" office:value="499" table:style-name="ce37">
            <text:p><text:s text:c="3"/>499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269" table:style-name="ce37">
            <text:p><text:s text:c="3"/>269</text:p>
          </table:table-cell>
          <table:table-cell office:value-type="float" office:value="7442" table:style-name="ce37">
            <text:p><text:s text:c="2"/>7 442</text:p>
          </table:table-cell>
          <table:table-cell office:value-type="float" office:value="1555" table:style-name="ce37">
            <text:p><text:s text:c="2"/>1 555</text:p>
          </table:table-cell>
          <table:table-cell office:value-type="float" office:value="9329" table:style-name="ce37">
            <text:p><text:s text:c="2"/>9 329</text:p>
          </table:table-cell>
          <table:table-cell office:value-type="float" office:value="47168" table:style-name="ce37">
            <text:p><text:s text:c="2"/>47 16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5803" table:style-name="ce38">
            <text:p><text:s text:c="2"/>45 803</text:p>
          </table:table-cell>
          <table:table-cell office:value-type="float" office:value="6797" table:style-name="ce38">
            <text:p><text:s text:c="2"/>6 797</text:p>
          </table:table-cell>
          <table:table-cell office:value-type="float" office:value="1961" table:style-name="ce38">
            <text:p><text:s text:c="2"/>1 96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139" table:style-name="ce38">
            <text:p><text:s text:c="2"/>1 139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1267" table:style-name="ce38">
            <text:p><text:s text:c="2"/>1 267</text:p>
          </table:table-cell>
          <table:table-cell office:value-type="float" office:value="35778" table:style-name="ce38">
            <text:p><text:s text:c="2"/>35 77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3224" table:style-name="ce37">
            <text:p><text:s text:c="2"/>43 224</text:p>
          </table:table-cell>
          <table:table-cell office:value-type="float" office:value="10865" table:style-name="ce37">
            <text:p><text:s text:c="2"/>10 865</text:p>
          </table:table-cell>
          <table:table-cell office:value-type="float" office:value="426" table:style-name="ce37">
            <text:p><text:s text:c="3"/>426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36" table:style-name="ce37">
            <text:p><text:s text:c="2"/>4 236</text:p>
          </table:table-cell>
          <table:table-cell office:value-type="float" office:value="725" table:style-name="ce37">
            <text:p><text:s text:c="3"/>725</text:p>
          </table:table-cell>
          <table:table-cell office:value-type="float" office:value="5142" table:style-name="ce37">
            <text:p><text:s text:c="2"/>5 142</text:p>
          </table:table-cell>
          <table:table-cell office:value-type="float" office:value="26791" table:style-name="ce37">
            <text:p><text:s text:c="2"/>26 79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75711" table:style-name="ce37">
            <text:p><text:s text:c="2"/>75 711</text:p>
          </table:table-cell>
          <table:table-cell office:value-type="float" office:value="6057" table:style-name="ce37">
            <text:p><text:s text:c="2"/>6 057</text:p>
          </table:table-cell>
          <table:table-cell office:value-type="float" office:value="1916" table:style-name="ce37">
            <text:p><text:s text:c="2"/>1 916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12" table:style-name="ce37">
            <text:p><text:s text:c="2"/>2 612</text:p>
          </table:table-cell>
          <table:table-cell office:value-type="float" office:value="1164" table:style-name="ce37">
            <text:p><text:s text:c="2"/>1 164</text:p>
          </table:table-cell>
          <table:table-cell office:value-type="float" office:value="3959" table:style-name="ce37">
            <text:p><text:s text:c="2"/>3 959</text:p>
          </table:table-cell>
          <table:table-cell office:value-type="float" office:value="63779" table:style-name="ce37">
            <text:p><text:s text:c="2"/>63 779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8831" table:style-name="ce37">
            <text:p><text:s text:c="2"/>18 831</text:p>
          </table:table-cell>
          <table:table-cell office:value-type="float" office:value="5158" table:style-name="ce37">
            <text:p><text:s text:c="2"/>5 158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62" table:style-name="ce37">
            <text:p><text:s text:c="2"/>1 762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1858" table:style-name="ce37">
            <text:p><text:s text:c="2"/>1 858</text:p>
          </table:table-cell>
          <table:table-cell office:value-type="float" office:value="11599" table:style-name="ce37">
            <text:p><text:s text:c="2"/>11 59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3238" table:style-name="ce36">
            <text:p><text:s text:c="2"/>23 238</text:p>
          </table:table-cell>
          <table:table-cell office:value-type="float" office:value="7244" table:style-name="ce36">
            <text:p><text:s text:c="2"/>7 244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9" table:style-name="ce36">
            <text:p><text:s text:c="2"/>1 139</text:p>
          </table:table-cell>
          <table:table-cell office:value-type="float" office:value="504" table:style-name="ce36">
            <text:p><text:s text:c="3"/>504</text:p>
          </table:table-cell>
          <table:table-cell office:value-type="float" office:value="1647" table:style-name="ce36">
            <text:p><text:s text:c="2"/>1 647</text:p>
          </table:table-cell>
          <table:table-cell office:value-type="float" office:value="13943" table:style-name="ce36">
            <text:p><text:s text:c="2"/>13 9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51831" table:style-name="ce36">
            <text:p><text:s text:c="2"/>51 831</text:p>
          </table:table-cell>
          <table:table-cell office:value-type="float" office:value="12818" table:style-name="ce36">
            <text:p><text:s text:c="2"/>12 818</text:p>
          </table:table-cell>
          <table:table-cell office:value-type="float" office:value="803" table:style-name="ce36">
            <text:p><text:s text:c="3"/>803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384" table:style-name="ce36">
            <text:p><text:s text:c="2"/>2 384</text:p>
          </table:table-cell>
          <table:table-cell office:value-type="float" office:value="1008" table:style-name="ce36">
            <text:p><text:s text:c="2"/>1 008</text:p>
          </table:table-cell>
          <table:table-cell office:value-type="float" office:value="3426" table:style-name="ce36">
            <text:p><text:s text:c="2"/>3 426</text:p>
          </table:table-cell>
          <table:table-cell office:value-type="float" office:value="34784" table:style-name="ce36">
            <text:p><text:s text:c="2"/>34 78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5437" table:style-name="ce36">
            <text:p><text:s text:c="2"/>45 437</text:p>
          </table:table-cell>
          <table:table-cell office:value-type="float" office:value="7217" table:style-name="ce36">
            <text:p><text:s text:c="2"/>7 217</text:p>
          </table:table-cell>
          <table:table-cell office:value-type="float" office:value="1251" table:style-name="ce36">
            <text:p><text:s text:c="2"/>1 251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741" table:style-name="ce36">
            <text:p><text:s text:c="2"/>1 741</text:p>
          </table:table-cell>
          <table:table-cell office:value-type="float" office:value="905" table:style-name="ce36">
            <text:p><text:s text:c="3"/>905</text:p>
          </table:table-cell>
          <table:table-cell office:value-type="float" office:value="2865" table:style-name="ce36">
            <text:p><text:s text:c="2"/>2 865</text:p>
          </table:table-cell>
          <table:table-cell office:value-type="float" office:value="34104" table:style-name="ce36">
            <text:p><text:s text:c="2"/>34 1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71973" table:style-name="ce36">
            <text:p><text:s text:c="2"/>171 973</text:p>
          </table:table-cell>
          <table:table-cell office:value-type="float" office:value="50349" table:style-name="ce36">
            <text:p><text:s text:c="2"/>50 349</text:p>
          </table:table-cell>
          <table:table-cell office:value-type="float" office:value="912" table:style-name="ce36">
            <text:p><text:s text:c="3"/>912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444" table:style-name="ce36">
            <text:p><text:s text:c="3"/>444</text:p>
          </table:table-cell>
          <table:table-cell office:value-type="float" office:value="14869" table:style-name="ce36">
            <text:p><text:s text:c="2"/>14 869</text:p>
          </table:table-cell>
          <table:table-cell office:value-type="float" office:value="2599" table:style-name="ce36">
            <text:p><text:s text:c="2"/>2 599</text:p>
          </table:table-cell>
          <table:table-cell office:value-type="float" office:value="18303" table:style-name="ce36">
            <text:p><text:s text:c="2"/>18 303</text:p>
          </table:table-cell>
          <table:table-cell office:value-type="float" office:value="102409" table:style-name="ce36">
            <text:p><text:s text:c="2"/>102 40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5669" table:style-name="ce36">
            <text:p><text:s text:c="2"/>135 669</text:p>
          </table:table-cell>
          <table:table-cell office:value-type="float" office:value="22886" table:style-name="ce36">
            <text:p><text:s text:c="2"/>22 886</text:p>
          </table:table-cell>
          <table:table-cell office:value-type="float" office:value="2053" table:style-name="ce36">
            <text:p><text:s text:c="2"/>2 053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4881" table:style-name="ce36">
            <text:p><text:s text:c="2"/>4 881</text:p>
          </table:table-cell>
          <table:table-cell office:value-type="float" office:value="12682" table:style-name="ce36">
            <text:p><text:s text:c="2"/>12 682</text:p>
          </table:table-cell>
          <table:table-cell office:value-type="float" office:value="7178" table:style-name="ce36">
            <text:p><text:s text:c="2"/>7 178</text:p>
          </table:table-cell>
          <table:table-cell office:value-type="float" office:value="25022" table:style-name="ce36">
            <text:p><text:s text:c="2"/>25 022</text:p>
          </table:table-cell>
          <table:table-cell office:value-type="float" office:value="85708" table:style-name="ce36">
            <text:p><text:s text:c="2"/>85 70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1692" table:style-name="ce37">
            <text:p><text:s text:c="2"/>31 692</text:p>
          </table:table-cell>
          <table:table-cell office:value-type="float" office:value="2924" table:style-name="ce37">
            <text:p><text:s text:c="2"/>2 924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538" table:style-name="ce37">
            <text:p><text:s text:c="2"/>3 538</text:p>
          </table:table-cell>
          <table:table-cell office:value-type="float" office:value="3657" table:style-name="ce37">
            <text:p><text:s text:c="2"/>3 657</text:p>
          </table:table-cell>
          <table:table-cell office:value-type="float" office:value="720" table:style-name="ce37">
            <text:p><text:s text:c="3"/>720</text:p>
          </table:table-cell>
          <table:table-cell office:value-type="float" office:value="7924" table:style-name="ce37">
            <text:p><text:s text:c="2"/>7 924</text:p>
          </table:table-cell>
          <table:table-cell office:value-type="float" office:value="20813" table:style-name="ce37">
            <text:p><text:s text:c="2"/>20 81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249" table:style-name="ce37">
            <text:p><text:s text:c="2"/>14 249</text:p>
          </table:table-cell>
          <table:table-cell office:value-type="float" office:value="2354" table:style-name="ce37">
            <text:p><text:s text:c="2"/>2 354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0" table:style-name="ce37">
            <text:p><text:s text:c="3"/>360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1019" table:style-name="ce37">
            <text:p><text:s text:c="2"/>1 019</text:p>
          </table:table-cell>
          <table:table-cell office:value-type="float" office:value="10724" table:style-name="ce37">
            <text:p><text:s text:c="2"/>10 72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9113" table:style-name="ce37">
            <text:p><text:s text:c="2"/>29 113</text:p>
          </table:table-cell>
          <table:table-cell office:value-type="float" office:value="4893" table:style-name="ce37">
            <text:p><text:s text:c="2"/>4 893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079" table:style-name="ce37">
            <text:p><text:s text:c="2"/>1 07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974" table:style-name="ce37">
            <text:p><text:s text:c="3"/>974</text:p>
          </table:table-cell>
          <table:table-cell office:value-type="float" office:value="854" table:style-name="ce37">
            <text:p><text:s text:c="3"/>854</text:p>
          </table:table-cell>
          <table:table-cell office:value-type="float" office:value="2972" table:style-name="ce37">
            <text:p><text:s text:c="2"/>2 972</text:p>
          </table:table-cell>
          <table:table-cell office:value-type="float" office:value="20920" table:style-name="ce37">
            <text:p><text:s text:c="2"/>20 92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7478" table:style-name="ce37">
            <text:p><text:s text:c="2"/>47 478</text:p>
          </table:table-cell>
          <table:table-cell office:value-type="float" office:value="14240" table:style-name="ce37">
            <text:p><text:s text:c="2"/>14 240</text:p>
          </table:table-cell>
          <table:table-cell office:value-type="float" office:value="451" table:style-name="ce37">
            <text:p><text:s text:c="3"/>451</text:p>
          </table:table-cell>
          <table:table-cell office:value-type="float" office:value="740" table:style-name="ce37">
            <text:p><text:s text:c="3"/>740</text:p>
          </table:table-cell>
          <table:table-cell office:value-type="float" office:value="278" table:style-name="ce37">
            <text:p><text:s text:c="3"/>278</text:p>
          </table:table-cell>
          <table:table-cell office:value-type="float" office:value="4270" table:style-name="ce37">
            <text:p><text:s text:c="2"/>4 270</text:p>
          </table:table-cell>
          <table:table-cell office:value-type="float" office:value="823" table:style-name="ce37">
            <text:p><text:s text:c="3"/>823</text:p>
          </table:table-cell>
          <table:table-cell office:value-type="float" office:value="6111" table:style-name="ce37">
            <text:p><text:s text:c="2"/>6 111</text:p>
          </table:table-cell>
          <table:table-cell office:value-type="float" office:value="26676" table:style-name="ce37">
            <text:p><text:s text:c="2"/>26 676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47596" table:style-name="ce38">
            <text:p><text:s text:c="2"/>147 596</text:p>
          </table:table-cell>
          <table:table-cell office:value-type="float" office:value="50223" table:style-name="ce38">
            <text:p><text:s text:c="2"/>50 223</text:p>
          </table:table-cell>
          <table:table-cell office:value-type="float" office:value="1248" table:style-name="ce38">
            <text:p><text:s text:c="2"/>1 248</text:p>
          </table:table-cell>
          <table:table-cell office:value-type="float" office:value="2803" table:style-name="ce38">
            <text:p><text:s text:c="2"/>2 8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00" table:style-name="ce38">
            <text:p><text:s text:c="2"/>17 900</text:p>
          </table:table-cell>
          <table:table-cell office:value-type="float" office:value="2027" table:style-name="ce38">
            <text:p><text:s text:c="2"/>2 027</text:p>
          </table:table-cell>
          <table:table-cell office:value-type="float" office:value="22730" table:style-name="ce38">
            <text:p><text:s text:c="2"/>22 730</text:p>
          </table:table-cell>
          <table:table-cell office:value-type="float" office:value="73395" table:style-name="ce38">
            <text:p><text:s text:c="2"/>73 39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4135" table:style-name="ce36">
            <text:p><text:s text:c="2"/>74 135</text:p>
          </table:table-cell>
          <table:table-cell office:value-type="float" office:value="19992" table:style-name="ce36">
            <text:p><text:s text:c="2"/>19 992</text:p>
          </table:table-cell>
          <table:table-cell office:value-type="float" office:value="721" table:style-name="ce36">
            <text:p><text:s text:c="3"/>721</text:p>
          </table:table-cell>
          <table:table-cell office:value-type="float" office:value="1086" table:style-name="ce36">
            <text:p><text:s text:c="2"/>1 086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7847" table:style-name="ce36">
            <text:p><text:s text:c="2"/>7 847</text:p>
          </table:table-cell>
          <table:table-cell office:value-type="float" office:value="1141" table:style-name="ce36">
            <text:p><text:s text:c="2"/>1 141</text:p>
          </table:table-cell>
          <table:table-cell office:value-type="float" office:value="10326" table:style-name="ce36">
            <text:p><text:s text:c="2"/>10 326</text:p>
          </table:table-cell>
          <table:table-cell office:value-type="float" office:value="43096" table:style-name="ce36">
            <text:p><text:s text:c="2"/>43 09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6889" table:style-name="ce36">
            <text:p><text:s text:c="2"/>36 889</text:p>
          </table:table-cell>
          <table:table-cell office:value-type="float" office:value="6800" table:style-name="ce36">
            <text:p><text:s text:c="2"/>6 800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1968" table:style-name="ce36">
            <text:p><text:s text:c="2"/>1 968</text:p>
          </table:table-cell>
          <table:table-cell office:value-type="float" office:value="597" table:style-name="ce36">
            <text:p><text:s text:c="3"/>597</text:p>
          </table:table-cell>
          <table:table-cell office:value-type="float" office:value="2876" table:style-name="ce36">
            <text:p><text:s text:c="2"/>2 876</text:p>
          </table:table-cell>
          <table:table-cell office:value-type="float" office:value="26608" table:style-name="ce36">
            <text:p><text:s text:c="2"/>26 6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24018" table:style-name="ce36">
            <text:p><text:s text:c="2"/>24 018</text:p>
          </table:table-cell>
          <table:table-cell office:value-type="float" office:value="913" table:style-name="ce36">
            <text:p><text:s text:c="3"/>913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22622" table:style-name="ce36">
            <text:p><text:s text:c="2"/>22 6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85895" table:style-name="ce36">
            <text:p><text:s text:c="2"/>85 895</text:p>
          </table:table-cell>
          <table:table-cell office:value-type="float" office:value="15571" table:style-name="ce36">
            <text:p><text:s text:c="2"/>15 571</text:p>
          </table:table-cell>
          <table:table-cell office:value-type="float" office:value="1196" table:style-name="ce36">
            <text:p><text:s text:c="2"/>1 196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1408" table:style-name="ce36">
            <text:p><text:s text:c="2"/>1 408</text:p>
          </table:table-cell>
          <table:table-cell office:value-type="float" office:value="4953" table:style-name="ce36">
            <text:p><text:s text:c="2"/>4 953</text:p>
          </table:table-cell>
          <table:table-cell office:value-type="float" office:value="1721" table:style-name="ce36">
            <text:p><text:s text:c="2"/>1 721</text:p>
          </table:table-cell>
          <table:table-cell office:value-type="float" office:value="8325" table:style-name="ce36">
            <text:p><text:s text:c="2"/>8 325</text:p>
          </table:table-cell>
          <table:table-cell office:value-type="float" office:value="60803" table:style-name="ce36">
            <text:p><text:s text:c="2"/>60 80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4340" table:style-name="ce36">
            <text:p><text:s text:c="2"/>34 340</text:p>
          </table:table-cell>
          <table:table-cell office:value-type="float" office:value="11804" table:style-name="ce36">
            <text:p><text:s text:c="2"/>11 804</text:p>
          </table:table-cell>
          <table:table-cell office:value-type="float" office:value="355" table:style-name="ce36">
            <text:p><text:s text:c="3"/>355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2100" table:style-name="ce36">
            <text:p><text:s text:c="2"/>2 100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2927" table:style-name="ce36">
            <text:p><text:s text:c="2"/>2 927</text:p>
          </table:table-cell>
          <table:table-cell office:value-type="float" office:value="19254" table:style-name="ce36">
            <text:p><text:s text:c="2"/>19 25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0939" table:style-name="ce37">
            <text:p><text:s text:c="2"/>20 939</text:p>
          </table:table-cell>
          <table:table-cell office:value-type="float" office:value="1195" table:style-name="ce37">
            <text:p><text:s text:c="2"/>1 195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58" table:style-name="ce37">
            <text:p><text:s text:c="2"/>2 058</text:p>
          </table:table-cell>
          <table:table-cell office:value-type="float" office:value="2452" table:style-name="ce37">
            <text:p><text:s text:c="2"/>2 452</text:p>
          </table:table-cell>
          <table:table-cell office:value-type="float" office:value="4510" table:style-name="ce37">
            <text:p><text:s text:c="2"/>4 510</text:p>
          </table:table-cell>
          <table:table-cell office:value-type="float" office:value="15034" table:style-name="ce37">
            <text:p><text:s text:c="2"/>15 03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44410" table:style-name="ce37">
            <text:p><text:s text:c="2"/>144 410</text:p>
          </table:table-cell>
          <table:table-cell office:value-type="float" office:value="29841" table:style-name="ce37">
            <text:p><text:s text:c="2"/>29 841</text:p>
          </table:table-cell>
          <table:table-cell office:value-type="float" office:value="1001" table:style-name="ce37">
            <text:p><text:s text:c="2"/>1 0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183" table:style-name="ce37">
            <text:p><text:s text:c="2"/>32 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183" table:style-name="ce37">
            <text:p><text:s text:c="2"/>32 183</text:p>
          </table:table-cell>
          <table:table-cell office:value-type="float" office:value="81385" table:style-name="ce37">
            <text:p><text:s text:c="2"/>81 38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7542" table:style-name="ce37">
            <text:p><text:s text:c="2"/>17 5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1" table:style-name="ce37">
            <text:p><text:s text:c="3"/>611</text:p>
          </table:table-cell>
          <table:table-cell office:value-type="float" office:value="611" table:style-name="ce37">
            <text:p><text:s text:c="3"/>611</text:p>
          </table:table-cell>
          <table:table-cell office:value-type="float" office:value="16568" table:style-name="ce37">
            <text:p><text:s text:c="2"/>16 56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0745" table:style-name="ce37">
            <text:p><text:s text:c="2"/>20 745</text:p>
          </table:table-cell>
          <table:table-cell office:value-type="float" office:value="994" table:style-name="ce37">
            <text:p><text:s text:c="3"/>994</text:p>
          </table:table-cell>
          <table:table-cell office:value-type="float" office:value="642" table:style-name="ce37">
            <text:p><text:s text:c="3"/>6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51" table:style-name="ce37">
            <text:p><text:s text:c="2"/>2 251</text:p>
          </table:table-cell>
          <table:table-cell office:value-type="float" office:value="2251" table:style-name="ce37">
            <text:p><text:s text:c="2"/>2 251</text:p>
          </table:table-cell>
          <table:table-cell office:value-type="float" office:value="16858" table:style-name="ce37">
            <text:p><text:s text:c="2"/>16 85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38214" table:style-name="ce38">
            <text:p><text:s text:c="2"/>138 214</text:p>
          </table:table-cell>
          <table:table-cell office:value-type="float" office:value="15917" table:style-name="ce38">
            <text:p><text:s text:c="2"/>15 917</text:p>
          </table:table-cell>
          <table:table-cell office:value-type="float" office:value="1764" table:style-name="ce38">
            <text:p><text:s text:c="2"/>1 7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05" table:style-name="ce38">
            <text:p><text:s text:c="2"/>8 1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05" table:style-name="ce38">
            <text:p><text:s text:c="2"/>8 105</text:p>
          </table:table-cell>
          <table:table-cell office:value-type="float" office:value="112428" table:style-name="ce38">
            <text:p><text:s text:c="2"/>112 42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31826" table:style-name="ce36">
            <text:p><text:s text:c="2"/>231 826</text:p>
          </table:table-cell>
          <table:table-cell office:value-type="float" office:value="18652" table:style-name="ce36">
            <text:p><text:s text:c="2"/>18 652</text:p>
          </table:table-cell>
          <table:table-cell office:value-type="float" office:value="1336" table:style-name="ce36">
            <text:p><text:s text:c="2"/>1 33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4979" table:style-name="ce36">
            <text:p><text:s text:c="2"/>4 979</text:p>
          </table:table-cell>
          <table:table-cell office:value-type="float" office:value="34380" table:style-name="ce36">
            <text:p><text:s text:c="2"/>34 380</text:p>
          </table:table-cell>
          <table:table-cell office:value-type="float" office:value="39488" table:style-name="ce36">
            <text:p><text:s text:c="2"/>39 488</text:p>
          </table:table-cell>
          <table:table-cell office:value-type="float" office:value="172350" table:style-name="ce36">
            <text:p><text:s text:c="2"/>172 3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3539" table:style-name="ce36">
            <text:p><text:s text:c="2"/>83 539</text:p>
          </table:table-cell>
          <table:table-cell office:value-type="float" office:value="9863" table:style-name="ce36">
            <text:p><text:s text:c="2"/>9 863</text:p>
          </table:table-cell>
          <table:table-cell office:value-type="float" office:value="1134" table:style-name="ce36">
            <text:p><text:s text:c="2"/>1 134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4" table:style-name="ce36">
            <text:p><text:s text:c="2"/>8 864</text:p>
          </table:table-cell>
          <table:table-cell office:value-type="float" office:value="3898" table:style-name="ce36">
            <text:p><text:s text:c="2"/>3 898</text:p>
          </table:table-cell>
          <table:table-cell office:value-type="float" office:value="12780" table:style-name="ce36">
            <text:p><text:s text:c="2"/>12 780</text:p>
          </table:table-cell>
          <table:table-cell office:value-type="float" office:value="59762" table:style-name="ce36">
            <text:p><text:s text:c="2"/>59 76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1889" table:style-name="ce36">
            <text:p><text:s text:c="2"/>71 889</text:p>
          </table:table-cell>
          <table:table-cell office:value-type="float" office:value="8292" table:style-name="ce36">
            <text:p><text:s text:c="2"/>8 292</text:p>
          </table:table-cell>
          <table:table-cell office:value-type="float" office:value="1126" table:style-name="ce36">
            <text:p><text:s text:c="2"/>1 126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2803" table:style-name="ce36">
            <text:p><text:s text:c="2"/>2 803</text:p>
          </table:table-cell>
          <table:table-cell office:value-type="float" office:value="3973" table:style-name="ce36">
            <text:p><text:s text:c="2"/>3 973</text:p>
          </table:table-cell>
          <table:table-cell office:value-type="float" office:value="58498" table:style-name="ce36">
            <text:p><text:s text:c="2"/>58 49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4048" table:style-name="ce36">
            <text:p><text:s text:c="2"/>54 048</text:p>
          </table:table-cell>
          <table:table-cell office:value-type="float" office:value="7879" table:style-name="ce36">
            <text:p><text:s text:c="2"/>7 879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1" table:style-name="ce36">
            <text:p><text:s text:c="2"/>2 321</text:p>
          </table:table-cell>
          <table:table-cell office:value-type="float" office:value="1654" table:style-name="ce36">
            <text:p><text:s text:c="2"/>1 654</text:p>
          </table:table-cell>
          <table:table-cell office:value-type="float" office:value="4005" table:style-name="ce36">
            <text:p><text:s text:c="2"/>4 005</text:p>
          </table:table-cell>
          <table:table-cell office:value-type="float" office:value="41373" table:style-name="ce36">
            <text:p><text:s text:c="2"/>41 3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7100" table:style-name="ce36">
            <text:p><text:s text:c="2"/>77 100</text:p>
          </table:table-cell>
          <table:table-cell office:value-type="float" office:value="5913" table:style-name="ce36">
            <text:p><text:s text:c="2"/>5 913</text:p>
          </table:table-cell>
          <table:table-cell office:value-type="float" office:value="980" table:style-name="ce36">
            <text:p><text:s text:c="3"/>980</text:p>
          </table:table-cell>
          <table:table-cell office:value-type="float" office:value="998" table:style-name="ce36">
            <text:p><text:s text:c="3"/>99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757" table:style-name="ce36">
            <text:p><text:s text:c="2"/>2 757</text:p>
          </table:table-cell>
          <table:table-cell office:value-type="float" office:value="3785" table:style-name="ce36">
            <text:p><text:s text:c="2"/>3 785</text:p>
          </table:table-cell>
          <table:table-cell office:value-type="float" office:value="66422" table:style-name="ce36">
            <text:p><text:s text:c="2"/>66 42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4645" table:style-name="ce37">
            <text:p><text:s text:c="2"/>64 645</text:p>
          </table:table-cell>
          <table:table-cell office:value-type="float" office:value="6065" table:style-name="ce37">
            <text:p><text:s text:c="2"/>6 065</text:p>
          </table:table-cell>
          <table:table-cell office:value-type="float" office:value="879" table:style-name="ce37">
            <text:p><text:s text:c="3"/>879</text:p>
          </table:table-cell>
          <table:table-cell office:value-type="float" office:value="1654" table:style-name="ce37">
            <text:p><text:s text:c="2"/>1 654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1872" table:style-name="ce37">
            <text:p><text:s text:c="2"/>1 872</text:p>
          </table:table-cell>
          <table:table-cell office:value-type="float" office:value="3723" table:style-name="ce37">
            <text:p><text:s text:c="2"/>3 723</text:p>
          </table:table-cell>
          <table:table-cell office:value-type="float" office:value="53978" table:style-name="ce37">
            <text:p><text:s text:c="2"/>53 97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5662" table:style-name="ce38">
            <text:p><text:s text:c="2"/>55 662</text:p>
          </table:table-cell>
          <table:table-cell office:value-type="float" office:value="5512" table:style-name="ce38">
            <text:p><text:s text:c="2"/>5 5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3" table:style-name="ce38">
            <text:p><text:s text:c="3"/>4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16" table:style-name="ce38">
            <text:p><text:s text:c="2"/>1 916</text:p>
          </table:table-cell>
          <table:table-cell office:value-type="float" office:value="1824" table:style-name="ce38">
            <text:p><text:s text:c="2"/>1 824</text:p>
          </table:table-cell>
          <table:table-cell office:value-type="float" office:value="4233" table:style-name="ce38">
            <text:p><text:s text:c="2"/>4 233</text:p>
          </table:table-cell>
          <table:table-cell office:value-type="float" office:value="45917" table:style-name="ce38">
            <text:p><text:s text:c="2"/>45 9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9406" table:style-name="ce38">
            <text:p><text:s text:c="2"/>39 406</text:p>
          </table:table-cell>
          <table:table-cell office:value-type="float" office:value="3346" table:style-name="ce38">
            <text:p><text:s text:c="2"/>3 346</text:p>
          </table:table-cell>
          <table:table-cell office:value-type="float" office:value="523" table:style-name="ce38">
            <text:p><text:s text:c="3"/>523</text:p>
          </table:table-cell>
          <table:table-cell office:value-type="float" office:value="579" table:style-name="ce38">
            <text:p><text:s text:c="3"/>579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379" table:style-name="ce38">
            <text:p><text:s text:c="3"/>379</text:p>
          </table:table-cell>
          <table:table-cell office:value-type="float" office:value="1102" table:style-name="ce38">
            <text:p><text:s text:c="2"/>1 102</text:p>
          </table:table-cell>
          <table:table-cell office:value-type="float" office:value="2422" table:style-name="ce38">
            <text:p><text:s text:c="2"/>2 422</text:p>
          </table:table-cell>
          <table:table-cell office:value-type="float" office:value="33115" table:style-name="ce38">
            <text:p><text:s text:c="2"/>33 11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7403" table:style-name="ce37">
            <text:p><text:s text:c="2"/>27 403</text:p>
          </table:table-cell>
          <table:table-cell office:value-type="float" office:value="4893" table:style-name="ce37">
            <text:p><text:s text:c="2"/>4 893</text:p>
          </table:table-cell>
          <table:table-cell office:value-type="float" office:value="360" table:style-name="ce37">
            <text:p><text:s text:c="3"/>360</text:p>
          </table:table-cell>
          <table:table-cell office:value-type="float" office:value="184" table:style-name="ce37">
            <text:p><text:s text:c="3"/>184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1898" table:style-name="ce37">
            <text:p><text:s text:c="2"/>1 898</text:p>
          </table:table-cell>
          <table:table-cell office:value-type="float" office:value="716" table:style-name="ce37">
            <text:p><text:s text:c="3"/>716</text:p>
          </table:table-cell>
          <table:table-cell office:value-type="float" office:value="3154" table:style-name="ce37">
            <text:p><text:s text:c="2"/>3 154</text:p>
          </table:table-cell>
          <table:table-cell office:value-type="float" office:value="18996" table:style-name="ce37">
            <text:p><text:s text:c="2"/>18 99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3358" table:style-name="ce38">
            <text:p><text:s text:c="2"/>103 358</text:p>
          </table:table-cell>
          <table:table-cell office:value-type="float" office:value="32954" table:style-name="ce38">
            <text:p><text:s text:c="2"/>32 954</text:p>
          </table:table-cell>
          <table:table-cell office:value-type="float" office:value="869" table:style-name="ce38">
            <text:p><text:s text:c="3"/>869</text:p>
          </table:table-cell>
          <table:table-cell office:value-type="float" office:value="352" table:style-name="ce38">
            <text:p><text:s text:c="3"/>352</text:p>
          </table:table-cell>
          <table:table-cell office:value-type="float" office:value="3441" table:style-name="ce38">
            <text:p><text:s text:c="2"/>3 441</text:p>
          </table:table-cell>
          <table:table-cell office:value-type="float" office:value="15034" table:style-name="ce38">
            <text:p><text:s text:c="2"/>15 034</text:p>
          </table:table-cell>
          <table:table-cell office:value-type="float" office:value="1626" table:style-name="ce38">
            <text:p><text:s text:c="2"/>1 626</text:p>
          </table:table-cell>
          <table:table-cell office:value-type="float" office:value="20453" table:style-name="ce38">
            <text:p><text:s text:c="2"/>20 453</text:p>
          </table:table-cell>
          <table:table-cell office:value-type="float" office:value="49082" table:style-name="ce38">
            <text:p><text:s text:c="2"/>49 08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5038" table:style-name="ce36">
            <text:p><text:s text:c="2"/>145 038</text:p>
          </table:table-cell>
          <table:table-cell office:value-type="float" office:value="35405" table:style-name="ce36">
            <text:p><text:s text:c="2"/>35 405</text:p>
          </table:table-cell>
          <table:table-cell office:value-type="float" office:value="1441" table:style-name="ce36">
            <text:p><text:s text:c="2"/>1 441</text:p>
          </table:table-cell>
          <table:table-cell office:value-type="float" office:value="921" table:style-name="ce36">
            <text:p><text:s text:c="3"/>9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24" table:style-name="ce36">
            <text:p><text:s text:c="2"/>17 424</text:p>
          </table:table-cell>
          <table:table-cell office:value-type="float" office:value="-199" table:style-name="ce36">
            <text:p><text:s/>(-) <text:s text:c="2"/>199</text:p>
          </table:table-cell>
          <table:table-cell office:value-type="float" office:value="18146" table:style-name="ce36">
            <text:p><text:s text:c="2"/>18 146</text:p>
          </table:table-cell>
          <table:table-cell office:value-type="float" office:value="90046" table:style-name="ce36">
            <text:p><text:s text:c="2"/>90 0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1355" table:style-name="ce36">
            <text:p><text:s text:c="2"/>41 355</text:p>
          </table:table-cell>
          <table:table-cell office:value-type="float" office:value="4717" table:style-name="ce36">
            <text:p><text:s text:c="2"/>4 717</text:p>
          </table:table-cell>
          <table:table-cell office:value-type="float" office:value="518" table:style-name="ce36">
            <text:p><text:s text:c="3"/>518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864" table:style-name="ce36">
            <text:p><text:s text:c="3"/>864</text:p>
          </table:table-cell>
          <table:table-cell office:value-type="float" office:value="1629" table:style-name="ce36">
            <text:p><text:s text:c="2"/>1 629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4424" table:style-name="ce36">
            <text:p><text:s text:c="2"/>4 424</text:p>
          </table:table-cell>
          <table:table-cell office:value-type="float" office:value="31696" table:style-name="ce36">
            <text:p><text:s text:c="2"/>31 69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4756" table:style-name="ce36">
            <text:p><text:s text:c="2"/>104 756</text:p>
          </table:table-cell>
          <table:table-cell office:value-type="float" office:value="12707" table:style-name="ce36">
            <text:p><text:s text:c="2"/>12 707</text:p>
          </table:table-cell>
          <table:table-cell office:value-type="float" office:value="1434" table:style-name="ce36">
            <text:p><text:s text:c="2"/>1 434</text:p>
          </table:table-cell>
          <table:table-cell office:value-type="float" office:value="1053" table:style-name="ce36">
            <text:p><text:s text:c="2"/>1 053</text:p>
          </table:table-cell>
          <table:table-cell office:value-type="float" office:value="1586" table:style-name="ce36">
            <text:p><text:s text:c="2"/>1 586</text:p>
          </table:table-cell>
          <table:table-cell office:value-type="float" office:value="3082" table:style-name="ce36">
            <text:p><text:s text:c="2"/>3 082</text:p>
          </table:table-cell>
          <table:table-cell office:value-type="float" office:value="2614" table:style-name="ce36">
            <text:p><text:s text:c="2"/>2 614</text:p>
          </table:table-cell>
          <table:table-cell office:value-type="float" office:value="8335" table:style-name="ce36">
            <text:p><text:s text:c="2"/>8 335</text:p>
          </table:table-cell>
          <table:table-cell office:value-type="float" office:value="82280" table:style-name="ce36">
            <text:p><text:s text:c="2"/>82 28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1405" table:style-name="ce36">
            <text:p><text:s text:c="2"/>21 405</text:p>
          </table:table-cell>
          <table:table-cell office:value-type="float" office:value="2384" table:style-name="ce36">
            <text:p><text:s text:c="2"/>2 384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8" table:style-name="ce36">
            <text:p><text:s text:c="2"/>1 168</text:p>
          </table:table-cell>
          <table:table-cell office:value-type="float" office:value="523" table:style-name="ce36">
            <text:p><text:s text:c="3"/>523</text:p>
          </table:table-cell>
          <table:table-cell office:value-type="float" office:value="1704" table:style-name="ce36">
            <text:p><text:s text:c="2"/>1 704</text:p>
          </table:table-cell>
          <table:table-cell office:value-type="float" office:value="16793" table:style-name="ce36">
            <text:p><text:s text:c="2"/>16 7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3507" table:style-name="ce36">
            <text:p><text:s text:c="2"/>33 507</text:p>
          </table:table-cell>
          <table:table-cell office:value-type="float" office:value="5089" table:style-name="ce36">
            <text:p><text:s text:c="2"/>5 089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92" table:style-name="ce36">
            <text:p><text:s text:c="2"/>2 692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3585" table:style-name="ce36">
            <text:p><text:s text:c="2"/>3 585</text:p>
          </table:table-cell>
          <table:table-cell office:value-type="float" office:value="24435" table:style-name="ce36">
            <text:p><text:s text:c="2"/>24 43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5635" table:style-name="ce38">
            <text:p><text:s text:c="2"/>75 635</text:p>
          </table:table-cell>
          <table:table-cell office:value-type="float" office:value="15564" table:style-name="ce38">
            <text:p><text:s text:c="2"/>15 564</text:p>
          </table:table-cell>
          <table:table-cell office:value-type="float" office:value="1143" table:style-name="ce38">
            <text:p><text:s text:c="2"/>1 143</text:p>
          </table:table-cell>
          <table:table-cell office:value-type="float" office:value="507" table:style-name="ce38">
            <text:p><text:s text:c="3"/>507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4177" table:style-name="ce38">
            <text:p><text:s text:c="2"/>4 177</text:p>
          </table:table-cell>
          <table:table-cell office:value-type="float" office:value="1630" table:style-name="ce38">
            <text:p><text:s text:c="2"/>1 630</text:p>
          </table:table-cell>
          <table:table-cell office:value-type="float" office:value="6715" table:style-name="ce38">
            <text:p><text:s text:c="2"/>6 715</text:p>
          </table:table-cell>
          <table:table-cell office:value-type="float" office:value="52213" table:style-name="ce38">
            <text:p><text:s text:c="2"/>52 21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3028" table:style-name="ce37">
            <text:p><text:s text:c="2"/>13 028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12501" table:style-name="ce37">
            <text:p><text:s text:c="2"/>12 5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1188" table:style-name="ce37">
            <text:p><text:s text:c="2"/>111 188</text:p>
          </table:table-cell>
          <table:table-cell office:value-type="float" office:value="7529" table:style-name="ce37">
            <text:p><text:s text:c="2"/>7 529</text:p>
          </table:table-cell>
          <table:table-cell office:value-type="float" office:value="2550" table:style-name="ce37">
            <text:p><text:s text:c="2"/>2 550</text:p>
          </table:table-cell>
          <table:table-cell office:value-type="float" office:value="1014" table:style-name="ce37">
            <text:p><text:s text:c="2"/>1 014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1449" table:style-name="ce37">
            <text:p><text:s text:c="2"/>1 449</text:p>
          </table:table-cell>
          <table:table-cell office:value-type="float" office:value="2579" table:style-name="ce37">
            <text:p><text:s text:c="2"/>2 579</text:p>
          </table:table-cell>
          <table:table-cell office:value-type="float" office:value="5279" table:style-name="ce37">
            <text:p><text:s text:c="2"/>5 279</text:p>
          </table:table-cell>
          <table:table-cell office:value-type="float" office:value="95830" table:style-name="ce37">
            <text:p><text:s text:c="2"/>95 83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75117" table:style-name="ce37">
            <text:p><text:s text:c="2"/>75 117</text:p>
          </table:table-cell>
          <table:table-cell office:value-type="float" office:value="8810" table:style-name="ce37">
            <text:p><text:s text:c="2"/>8 810</text:p>
          </table:table-cell>
          <table:table-cell office:value-type="float" office:value="900" table:style-name="ce37">
            <text:p><text:s text:c="3"/>900</text:p>
          </table:table-cell>
          <table:table-cell office:value-type="float" office:value="235" table:style-name="ce37">
            <text:p><text:s text:c="3"/>235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971" table:style-name="ce37">
            <text:p><text:s text:c="3"/>971</text:p>
          </table:table-cell>
          <table:table-cell office:value-type="float" office:value="1628" table:style-name="ce37">
            <text:p><text:s text:c="2"/>1 628</text:p>
          </table:table-cell>
          <table:table-cell office:value-type="float" office:value="2956" table:style-name="ce37">
            <text:p><text:s text:c="2"/>2 956</text:p>
          </table:table-cell>
          <table:table-cell office:value-type="float" office:value="62451" table:style-name="ce37">
            <text:p><text:s text:c="2"/>62 45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6985" table:style-name="ce37">
            <text:p><text:s text:c="2"/>6 985</text:p>
          </table:table-cell>
          <table:table-cell office:value-type="float" office:value="1592" table:style-name="ce37">
            <text:p><text:s text:c="2"/>1 592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5021" table:style-name="ce37">
            <text:p><text:s text:c="2"/>5 0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44907" table:style-name="ce36">
            <text:p><text:s text:c="2"/>144 907</text:p>
          </table:table-cell>
          <table:table-cell office:value-type="float" office:value="22286" table:style-name="ce36">
            <text:p><text:s text:c="2"/>22 286</text:p>
          </table:table-cell>
          <table:table-cell office:value-type="float" office:value="1803" table:style-name="ce36">
            <text:p><text:s text:c="2"/>1 803</text:p>
          </table:table-cell>
          <table:table-cell office:value-type="float" office:value="1760" table:style-name="ce36">
            <text:p><text:s text:c="2"/>1 760</text:p>
          </table:table-cell>
          <table:table-cell office:value-type="float" office:value="2011" table:style-name="ce36">
            <text:p><text:s text:c="2"/>2 011</text:p>
          </table:table-cell>
          <table:table-cell office:value-type="float" office:value="5140" table:style-name="ce36">
            <text:p><text:s text:c="2"/>5 140</text:p>
          </table:table-cell>
          <table:table-cell office:value-type="float" office:value="3626" table:style-name="ce36">
            <text:p><text:s text:c="2"/>3 626</text:p>
          </table:table-cell>
          <table:table-cell office:value-type="float" office:value="12537" table:style-name="ce36">
            <text:p><text:s text:c="2"/>12 537</text:p>
          </table:table-cell>
          <table:table-cell office:value-type="float" office:value="108281" table:style-name="ce36">
            <text:p><text:s text:c="2"/>108 28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3352" table:style-name="ce36">
            <text:p><text:s text:c="2"/>23 352</text:p>
          </table:table-cell>
          <table:table-cell office:value-type="float" office:value="1818" table:style-name="ce36">
            <text:p><text:s text:c="2"/>1 818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1471" table:style-name="ce36">
            <text:p><text:s text:c="2"/>1 471</text:p>
          </table:table-cell>
          <table:table-cell office:value-type="float" office:value="19779" table:style-name="ce36">
            <text:p><text:s text:c="2"/>19 77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60240" table:style-name="ce36">
            <text:p><text:s text:c="2"/>60 240</text:p>
          </table:table-cell>
          <table:table-cell office:value-type="float" office:value="14757" table:style-name="ce36">
            <text:p><text:s text:c="2"/>14 757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1848" table:style-name="ce36">
            <text:p><text:s text:c="2"/>1 848</text:p>
          </table:table-cell>
          <table:table-cell office:value-type="float" office:value="2953" table:style-name="ce36">
            <text:p><text:s text:c="2"/>2 953</text:p>
          </table:table-cell>
          <table:table-cell office:value-type="float" office:value="1746" table:style-name="ce36">
            <text:p><text:s text:c="2"/>1 746</text:p>
          </table:table-cell>
          <table:table-cell office:value-type="float" office:value="7160" table:style-name="ce36">
            <text:p><text:s text:c="2"/>7 160</text:p>
          </table:table-cell>
          <table:table-cell office:value-type="float" office:value="37542" table:style-name="ce36">
            <text:p><text:s text:c="2"/>37 5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6798" table:style-name="ce36">
            <text:p><text:s text:c="2"/>106 798</text:p>
          </table:table-cell>
          <table:table-cell office:value-type="float" office:value="20116" table:style-name="ce36">
            <text:p><text:s text:c="2"/>20 116</text:p>
          </table:table-cell>
          <table:table-cell office:value-type="float" office:value="1625" table:style-name="ce36">
            <text:p><text:s text:c="2"/>1 625</text:p>
          </table:table-cell>
          <table:table-cell office:value-type="float" office:value="1603" table:style-name="ce36">
            <text:p><text:s text:c="2"/>1 603</text:p>
          </table:table-cell>
          <table:table-cell office:value-type="float" office:value="4518" table:style-name="ce36">
            <text:p><text:s text:c="2"/>4 518</text:p>
          </table:table-cell>
          <table:table-cell office:value-type="float" office:value="7135" table:style-name="ce36">
            <text:p><text:s text:c="2"/>7 135</text:p>
          </table:table-cell>
          <table:table-cell office:value-type="float" office:value="2322" table:style-name="ce36">
            <text:p><text:s text:c="2"/>2 322</text:p>
          </table:table-cell>
          <table:table-cell office:value-type="float" office:value="15578" table:style-name="ce36">
            <text:p><text:s text:c="2"/>15 578</text:p>
          </table:table-cell>
          <table:table-cell office:value-type="float" office:value="69479" table:style-name="ce36">
            <text:p><text:s text:c="2"/>69 47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4156" table:style-name="ce36">
            <text:p><text:s text:c="2"/>34 156</text:p>
          </table:table-cell>
          <table:table-cell office:value-type="float" office:value="7100" table:style-name="ce36">
            <text:p><text:s text:c="2"/>7 10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908" table:style-name="ce36">
            <text:p><text:s text:c="3"/>908</text:p>
          </table:table-cell>
          <table:table-cell office:value-type="float" office:value="471" table:style-name="ce36">
            <text:p><text:s text:c="3"/>471</text:p>
          </table:table-cell>
          <table:table-cell office:value-type="float" office:value="933" table:style-name="ce36">
            <text:p><text:s text:c="3"/>933</text:p>
          </table:table-cell>
          <table:table-cell office:value-type="float" office:value="1118" table:style-name="ce36">
            <text:p><text:s text:c="2"/>1 118</text:p>
          </table:table-cell>
          <table:table-cell office:value-type="float" office:value="3430" table:style-name="ce36">
            <text:p><text:s text:c="2"/>3 430</text:p>
          </table:table-cell>
          <table:table-cell office:value-type="float" office:value="23219" table:style-name="ce36">
            <text:p><text:s text:c="2"/>23 21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02052" table:style-name="ce37">
            <text:p><text:s text:c="2"/>102 052</text:p>
          </table:table-cell>
          <table:table-cell office:value-type="float" office:value="11385" table:style-name="ce37">
            <text:p><text:s text:c="2"/>11 385</text:p>
          </table:table-cell>
          <table:table-cell office:value-type="float" office:value="1128" table:style-name="ce37">
            <text:p><text:s text:c="2"/>1 128</text:p>
          </table:table-cell>
          <table:table-cell office:value-type="float" office:value="2792" table:style-name="ce37">
            <text:p><text:s text:c="2"/>2 792</text:p>
          </table:table-cell>
          <table:table-cell office:value-type="float" office:value="1436" table:style-name="ce37">
            <text:p><text:s text:c="2"/>1 436</text:p>
          </table:table-cell>
          <table:table-cell office:value-type="float" office:value="2813" table:style-name="ce37">
            <text:p><text:s text:c="2"/>2 813</text:p>
          </table:table-cell>
          <table:table-cell office:value-type="float" office:value="2971" table:style-name="ce37">
            <text:p><text:s text:c="2"/>2 971</text:p>
          </table:table-cell>
          <table:table-cell office:value-type="float" office:value="10012" table:style-name="ce37">
            <text:p><text:s text:c="2"/>10 012</text:p>
          </table:table-cell>
          <table:table-cell office:value-type="float" office:value="79527" table:style-name="ce37">
            <text:p><text:s text:c="2"/>79 52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3974" table:style-name="ce38">
            <text:p><text:s text:c="2"/>43 974</text:p>
          </table:table-cell>
          <table:table-cell office:value-type="float" office:value="14410" table:style-name="ce38">
            <text:p><text:s text:c="2"/>14 410</text:p>
          </table:table-cell>
          <table:table-cell office:value-type="float" office:value="521" table:style-name="ce38">
            <text:p><text:s text:c="3"/>521</text:p>
          </table:table-cell>
          <table:table-cell office:value-type="float" office:value="518" table:style-name="ce38">
            <text:p><text:s text:c="3"/>518</text:p>
          </table:table-cell>
          <table:table-cell office:value-type="float" office:value="1626" table:style-name="ce38">
            <text:p><text:s text:c="2"/>1 626</text:p>
          </table:table-cell>
          <table:table-cell office:value-type="float" office:value="5189" table:style-name="ce38">
            <text:p><text:s text:c="2"/>5 189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8079" table:style-name="ce38">
            <text:p><text:s text:c="2"/>8 079</text:p>
          </table:table-cell>
          <table:table-cell office:value-type="float" office:value="20964" table:style-name="ce38">
            <text:p><text:s text:c="2"/>20 96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0270" table:style-name="ce38">
            <text:p><text:s text:c="2"/>30 270</text:p>
          </table:table-cell>
          <table:table-cell office:value-type="float" office:value="5150" table:style-name="ce38">
            <text:p><text:s text:c="2"/>5 150</text:p>
          </table:table-cell>
          <table:table-cell office:value-type="float" office:value="347" table:style-name="ce38">
            <text:p><text:s text:c="3"/>347</text:p>
          </table:table-cell>
          <table:table-cell office:value-type="float" office:value="155" table:style-name="ce38">
            <text:p><text:s text:c="3"/>155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947" table:style-name="ce38">
            <text:p><text:s text:c="3"/>947</text:p>
          </table:table-cell>
          <table:table-cell office:value-type="float" office:value="619" table:style-name="ce38">
            <text:p><text:s text:c="3"/>619</text:p>
          </table:table-cell>
          <table:table-cell office:value-type="float" office:value="1766" table:style-name="ce38">
            <text:p><text:s text:c="2"/>1 766</text:p>
          </table:table-cell>
          <table:table-cell office:value-type="float" office:value="23007" table:style-name="ce38">
            <text:p><text:s text:c="2"/>23 00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7027" table:style-name="ce37">
            <text:p><text:s text:c="2"/>27 027</text:p>
          </table:table-cell>
          <table:table-cell office:value-type="float" office:value="3085" table:style-name="ce37">
            <text:p><text:s text:c="2"/>3 085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06" table:style-name="ce37">
            <text:p><text:s text:c="3"/>906</text:p>
          </table:table-cell>
          <table:table-cell office:value-type="float" office:value="22707" table:style-name="ce37">
            <text:p><text:s text:c="2"/>22 70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72215" table:style-name="ce38">
            <text:p><text:s text:c="2"/>172 215</text:p>
          </table:table-cell>
          <table:table-cell office:value-type="float" office:value="23824" table:style-name="ce38">
            <text:p><text:s text:c="2"/>23 824</text:p>
          </table:table-cell>
          <table:table-cell office:value-type="float" office:value="2106" table:style-name="ce38">
            <text:p><text:s text:c="2"/>2 106</text:p>
          </table:table-cell>
          <table:table-cell office:value-type="float" office:value="4184" table:style-name="ce38">
            <text:p><text:s text:c="2"/>4 184</text:p>
          </table:table-cell>
          <table:table-cell office:value-type="float" office:value="1036" table:style-name="ce38">
            <text:p><text:s text:c="2"/>1 036</text:p>
          </table:table-cell>
          <table:table-cell office:value-type="float" office:value="2455" table:style-name="ce38">
            <text:p><text:s text:c="2"/>2 455</text:p>
          </table:table-cell>
          <table:table-cell office:value-type="float" office:value="5253" table:style-name="ce38">
            <text:p><text:s text:c="2"/>5 253</text:p>
          </table:table-cell>
          <table:table-cell office:value-type="float" office:value="12928" table:style-name="ce38">
            <text:p><text:s text:c="2"/>12 928</text:p>
          </table:table-cell>
          <table:table-cell office:value-type="float" office:value="133357" table:style-name="ce38">
            <text:p><text:s text:c="2"/>133 3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01097" table:style-name="ce36">
            <text:p><text:s text:c="2"/>201 097</text:p>
          </table:table-cell>
          <table:table-cell office:value-type="float" office:value="36788" table:style-name="ce36">
            <text:p><text:s text:c="2"/>36 788</text:p>
          </table:table-cell>
          <table:table-cell office:value-type="float" office:value="2699" table:style-name="ce36">
            <text:p><text:s text:c="2"/>2 699</text:p>
          </table:table-cell>
          <table:table-cell office:value-type="float" office:value="2841" table:style-name="ce36">
            <text:p><text:s text:c="2"/>2 841</text:p>
          </table:table-cell>
          <table:table-cell office:value-type="float" office:value="10070" table:style-name="ce36">
            <text:p><text:s text:c="2"/>10 070</text:p>
          </table:table-cell>
          <table:table-cell office:value-type="float" office:value="14344" table:style-name="ce36">
            <text:p><text:s text:c="2"/>14 344</text:p>
          </table:table-cell>
          <table:table-cell office:value-type="float" office:value="4662" table:style-name="ce36">
            <text:p><text:s text:c="2"/>4 662</text:p>
          </table:table-cell>
          <table:table-cell office:value-type="float" office:value="31917" table:style-name="ce36">
            <text:p><text:s text:c="2"/>31 917</text:p>
          </table:table-cell>
          <table:table-cell office:value-type="float" office:value="129693" table:style-name="ce36">
            <text:p><text:s text:c="2"/>129 6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47604" table:style-name="ce36">
            <text:p><text:s text:c="2"/>47 604</text:p>
          </table:table-cell>
          <table:table-cell office:value-type="float" office:value="8319" table:style-name="ce36">
            <text:p><text:s text:c="2"/>8 319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1018" table:style-name="ce36">
            <text:p><text:s text:c="2"/>1 018</text:p>
          </table:table-cell>
          <table:table-cell office:value-type="float" office:value="1885" table:style-name="ce36">
            <text:p><text:s text:c="2"/>1 885</text:p>
          </table:table-cell>
          <table:table-cell office:value-type="float" office:value="37313" table:style-name="ce36">
            <text:p><text:s text:c="2"/>37 31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25285" table:style-name="ce36">
            <text:p><text:s text:c="2"/>125 285</text:p>
          </table:table-cell>
          <table:table-cell office:value-type="float" office:value="20050" table:style-name="ce36">
            <text:p><text:s text:c="2"/>20 050</text:p>
          </table:table-cell>
          <table:table-cell office:value-type="float" office:value="856" table:style-name="ce36">
            <text:p><text:s text:c="3"/>856</text:p>
          </table:table-cell>
          <table:table-cell office:value-type="float" office:value="2928" table:style-name="ce36">
            <text:p><text:s text:c="2"/>2 928</text:p>
          </table:table-cell>
          <table:table-cell office:value-type="float" office:value="1141" table:style-name="ce36">
            <text:p><text:s text:c="2"/>1 141</text:p>
          </table:table-cell>
          <table:table-cell office:value-type="float" office:value="906" table:style-name="ce36">
            <text:p><text:s text:c="3"/>906</text:p>
          </table:table-cell>
          <table:table-cell office:value-type="float" office:value="3554" table:style-name="ce36">
            <text:p><text:s text:c="2"/>3 554</text:p>
          </table:table-cell>
          <table:table-cell office:value-type="float" office:value="8529" table:style-name="ce36">
            <text:p><text:s text:c="2"/>8 529</text:p>
          </table:table-cell>
          <table:table-cell office:value-type="float" office:value="95850" table:style-name="ce36">
            <text:p><text:s text:c="2"/>95 8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93823" table:style-name="ce36">
            <text:p><text:s text:c="2"/>93 823</text:p>
          </table:table-cell>
          <table:table-cell office:value-type="float" office:value="8886" table:style-name="ce36">
            <text:p><text:s text:c="2"/>8 886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2069" table:style-name="ce36">
            <text:p><text:s text:c="2"/>2 069</text:p>
          </table:table-cell>
          <table:table-cell office:value-type="float" office:value="2258" table:style-name="ce36">
            <text:p><text:s text:c="2"/>2 258</text:p>
          </table:table-cell>
          <table:table-cell office:value-type="float" office:value="1405" table:style-name="ce36">
            <text:p><text:s text:c="2"/>1 405</text:p>
          </table:table-cell>
          <table:table-cell office:value-type="float" office:value="6229" table:style-name="ce36">
            <text:p><text:s text:c="2"/>6 229</text:p>
          </table:table-cell>
          <table:table-cell office:value-type="float" office:value="78062" table:style-name="ce36">
            <text:p><text:s text:c="2"/>78 0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0910" table:style-name="ce36">
            <text:p><text:s text:c="2"/>80 910</text:p>
          </table:table-cell>
          <table:table-cell office:value-type="float" office:value="32300" table:style-name="ce36">
            <text:p><text:s text:c="2"/>32 300</text:p>
          </table:table-cell>
          <table:table-cell office:value-type="float" office:value="734" table:style-name="ce36">
            <text:p><text:s text:c="3"/>734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837" table:style-name="ce36">
            <text:p><text:s text:c="3"/>837</text:p>
          </table:table-cell>
          <table:table-cell office:value-type="float" office:value="6014" table:style-name="ce36">
            <text:p><text:s text:c="2"/>6 014</text:p>
          </table:table-cell>
          <table:table-cell office:value-type="float" office:value="1125" table:style-name="ce36">
            <text:p><text:s text:c="2"/>1 125</text:p>
          </table:table-cell>
          <table:table-cell office:value-type="float" office:value="8264" table:style-name="ce36">
            <text:p><text:s text:c="2"/>8 264</text:p>
          </table:table-cell>
          <table:table-cell office:value-type="float" office:value="39612" table:style-name="ce36">
            <text:p><text:s text:c="2"/>39 61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6790" table:style-name="ce37">
            <text:p><text:s text:c="2"/>96 790</text:p>
          </table:table-cell>
          <table:table-cell office:value-type="float" office:value="37252" table:style-name="ce37">
            <text:p><text:s text:c="2"/>37 252</text:p>
          </table:table-cell>
          <table:table-cell office:value-type="float" office:value="852" table:style-name="ce37">
            <text:p><text:s text:c="3"/>852</text:p>
          </table:table-cell>
          <table:table-cell office:value-type="float" office:value="1770" table:style-name="ce37">
            <text:p><text:s text:c="2"/>1 770</text:p>
          </table:table-cell>
          <table:table-cell office:value-type="float" office:value="1356" table:style-name="ce37">
            <text:p><text:s text:c="2"/>1 356</text:p>
          </table:table-cell>
          <table:table-cell office:value-type="float" office:value="9185" table:style-name="ce37">
            <text:p><text:s text:c="2"/>9 185</text:p>
          </table:table-cell>
          <table:table-cell office:value-type="float" office:value="1395" table:style-name="ce37">
            <text:p><text:s text:c="2"/>1 395</text:p>
          </table:table-cell>
          <table:table-cell office:value-type="float" office:value="13706" table:style-name="ce37">
            <text:p><text:s text:c="2"/>13 706</text:p>
          </table:table-cell>
          <table:table-cell office:value-type="float" office:value="44980" table:style-name="ce37">
            <text:p><text:s text:c="2"/>44 98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2119" table:style-name="ce38">
            <text:p><text:s text:c="2"/>92 1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44" table:style-name="ce38">
            <text:p><text:s text:c="2"/>4 244</text:p>
          </table:table-cell>
          <table:table-cell office:value-type="float" office:value="4244" table:style-name="ce38">
            <text:p><text:s text:c="2"/>4 244</text:p>
          </table:table-cell>
          <table:table-cell office:value-type="float" office:value="87875" table:style-name="ce38">
            <text:p><text:s text:c="2"/>87 87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10391" table:style-name="ce38">
            <text:p><text:s text:c="2"/>310 391</text:p>
          </table:table-cell>
          <table:table-cell office:value-type="float" office:value="1777" table:style-name="ce38">
            <text:p><text:s text:c="2"/>1 77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905" table:style-name="ce38">
            <text:p><text:s text:c="2"/>37 905</text:p>
          </table:table-cell>
          <table:table-cell office:value-type="float" office:value="8726" table:style-name="ce38">
            <text:p><text:s text:c="2"/>8 726</text:p>
          </table:table-cell>
          <table:table-cell office:value-type="float" office:value="46631" table:style-name="ce38">
            <text:p><text:s text:c="2"/>46 631</text:p>
          </table:table-cell>
          <table:table-cell office:value-type="float" office:value="261983" table:style-name="ce38">
            <text:p><text:s text:c="2"/>261 98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70640" table:style-name="ce37">
            <text:p><text:s text:c="2"/>70 640</text:p>
          </table:table-cell>
          <table:table-cell office:value-type="float" office:value="3086" table:style-name="ce37">
            <text:p><text:s text:c="2"/>3 0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2954" table:style-name="ce37">
            <text:p><text:s text:c="2"/>2 954</text:p>
          </table:table-cell>
          <table:table-cell office:value-type="float" office:value="3141" table:style-name="ce37">
            <text:p><text:s text:c="2"/>3 141</text:p>
          </table:table-cell>
          <table:table-cell office:value-type="float" office:value="64413" table:style-name="ce37">
            <text:p><text:s text:c="2"/>64 41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86639" table:style-name="ce38">
            <text:p><text:s text:c="2"/>386 6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194" table:style-name="ce38">
            <text:p><text:s text:c="2"/>20 194</text:p>
          </table:table-cell>
          <table:table-cell office:value-type="float" office:value="20194" table:style-name="ce38">
            <text:p><text:s text:c="2"/>20 194</text:p>
          </table:table-cell>
          <table:table-cell office:value-type="float" office:value="366445" table:style-name="ce38">
            <text:p><text:s text:c="2"/>366 4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43614" table:style-name="ce36">
            <text:p><text:s text:c="2"/>143 6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71" table:style-name="ce36">
            <text:p><text:s text:c="2"/>7 771</text:p>
          </table:table-cell>
          <table:table-cell office:value-type="float" office:value="7771" table:style-name="ce36">
            <text:p><text:s text:c="2"/>7 771</text:p>
          </table:table-cell>
          <table:table-cell office:value-type="float" office:value="135843" table:style-name="ce36">
            <text:p><text:s text:c="2"/>135 8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9977" table:style-name="ce36">
            <text:p><text:s text:c="2"/>149 9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5" table:style-name="ce36">
            <text:p><text:s text:c="2"/>5 165</text:p>
          </table:table-cell>
          <table:table-cell office:value-type="float" office:value="5165" table:style-name="ce36">
            <text:p><text:s text:c="2"/>5 165</text:p>
          </table:table-cell>
          <table:table-cell office:value-type="float" office:value="144812" table:style-name="ce36">
            <text:p><text:s text:c="2"/>144 8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66018" table:style-name="ce36">
            <text:p><text:s text:c="2"/>66 018</text:p>
          </table:table-cell>
          <table:table-cell office:value-type="float" office:value="-82968" table:style-name="ce36">
            <text:p><text:s/>(-) <text:s/>82 9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0" table:style-name="ce36">
            <text:p><text:s text:c="2"/>1 440</text:p>
          </table:table-cell>
          <table:table-cell office:value-type="float" office:value="1440" table:style-name="ce36">
            <text:p><text:s text:c="2"/>1 440</text:p>
          </table:table-cell>
          <table:table-cell office:value-type="float" office:value="147546" table:style-name="ce36">
            <text:p><text:s text:c="2"/>147 54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5150" table:style-name="ce36">
            <text:p><text:s text:c="2"/>45 150</text:p>
          </table:table-cell>
          <table:table-cell office:value-type="float" office:value="-847449" table:style-name="ce36">
            <text:p><text:s/>(-) <text:s/>847 4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891960" table:style-name="ce36">
            <text:p><text:s text:c="2"/>891 96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61816" table:style-name="ce36">
            <text:p><text:s text:c="2"/>161 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3092" table:style-name="ce36">
            <text:p><text:s/>(-) <text:s/>73 0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7" table:style-name="ce36">
            <text:p><text:s text:c="2"/>2 067</text:p>
          </table:table-cell>
          <table:table-cell office:value-type="float" office:value="5584" table:style-name="ce36">
            <text:p><text:s text:c="2"/>5 584</text:p>
          </table:table-cell>
          <table:table-cell office:value-type="float" office:value="7651" table:style-name="ce36">
            <text:p><text:s text:c="2"/>7 651</text:p>
          </table:table-cell>
          <table:table-cell office:value-type="float" office:value="227257" table:style-name="ce36">
            <text:p><text:s text:c="2"/>227 25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04291" table:style-name="ce38">
            <text:p><text:s text:c="2"/>104 2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87" table:style-name="ce38">
            <text:p><text:s text:c="2"/>8 487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8933" table:style-name="ce38">
            <text:p><text:s text:c="2"/>8 933</text:p>
          </table:table-cell>
          <table:table-cell office:value-type="float" office:value="95358" table:style-name="ce38">
            <text:p><text:s text:c="2"/>95 35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0351" table:style-name="ce37">
            <text:p><text:s text:c="2"/>30 3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300" table:style-name="ce37">
            <text:p><text:s/>(-) <text:s/>2 3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3294" table:style-name="ce37">
            <text:p><text:s text:c="2"/>3 294</text:p>
          </table:table-cell>
          <table:table-cell office:value-type="float" office:value="3515" table:style-name="ce37">
            <text:p><text:s text:c="2"/>3 515</text:p>
          </table:table-cell>
          <table:table-cell office:value-type="float" office:value="29136" table:style-name="ce37">
            <text:p><text:s text:c="2"/>29 13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7241" table:style-name="ce37">
            <text:p><text:s text:c="2"/>47 2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1509" table:style-name="ce37">
            <text:p><text:s text:c="2"/>1 509</text:p>
          </table:table-cell>
          <table:table-cell office:value-type="float" office:value="1822" table:style-name="ce37">
            <text:p><text:s text:c="2"/>1 822</text:p>
          </table:table-cell>
          <table:table-cell office:value-type="float" office:value="45419" table:style-name="ce37">
            <text:p><text:s text:c="2"/>45 41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05854" table:style-name="ce37">
            <text:p><text:s text:c="2"/>105 8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70" table:style-name="ce37">
            <text:p><text:s text:c="2"/>5 670</text:p>
          </table:table-cell>
          <table:table-cell office:value-type="float" office:value="5670" table:style-name="ce37">
            <text:p><text:s text:c="2"/>5 670</text:p>
          </table:table-cell>
          <table:table-cell office:value-type="float" office:value="100184" table:style-name="ce37">
            <text:p><text:s text:c="2"/>100 18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3550" table:style-name="ce37">
            <text:p><text:s text:c="2"/>23 5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8" table:style-name="ce37">
            <text:p><text:s text:c="2"/>1 548</text:p>
          </table:table-cell>
          <table:table-cell office:value-type="float" office:value="1548" table:style-name="ce37">
            <text:p><text:s text:c="2"/>1 548</text:p>
          </table:table-cell>
          <table:table-cell office:value-type="float" office:value="22002" table:style-name="ce37">
            <text:p><text:s text:c="2"/>22 00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6789" table:style-name="ce36">
            <text:p><text:s text:c="2"/>46 7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8" table:style-name="ce36">
            <text:p><text:s text:c="2"/>3 228</text:p>
          </table:table-cell>
          <table:table-cell office:value-type="float" office:value="3228" table:style-name="ce36">
            <text:p><text:s text:c="2"/>3 228</text:p>
          </table:table-cell>
          <table:table-cell office:value-type="float" office:value="43561" table:style-name="ce36">
            <text:p><text:s text:c="2"/>43 5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62954" table:style-name="ce36">
            <text:p><text:s text:c="2"/>262 9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93" table:style-name="ce36">
            <text:p><text:s text:c="2"/>20 693</text:p>
          </table:table-cell>
          <table:table-cell office:value-type="float" office:value="3684" table:style-name="ce36">
            <text:p><text:s text:c="2"/>3 684</text:p>
          </table:table-cell>
          <table:table-cell office:value-type="float" office:value="24377" table:style-name="ce36">
            <text:p><text:s text:c="2"/>24 377</text:p>
          </table:table-cell>
          <table:table-cell office:value-type="float" office:value="238577" table:style-name="ce36">
            <text:p><text:s text:c="2"/>238 5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3356" table:style-name="ce36">
            <text:p><text:s text:c="2"/>33 356</text:p>
          </table:table-cell>
          <table:table-cell office:value-type="float" office:value="10358" table:style-name="ce36">
            <text:p><text:s text:c="2"/>10 358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8" table:style-name="ce36">
            <text:p><text:s text:c="3"/>778</text:p>
          </table:table-cell>
          <table:table-cell office:value-type="float" office:value="782" table:style-name="ce36">
            <text:p><text:s text:c="3"/>782</text:p>
          </table:table-cell>
          <table:table-cell office:value-type="float" office:value="22149" table:style-name="ce36">
            <text:p><text:s text:c="2"/>22 14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7516" table:style-name="ce36">
            <text:p><text:s text:c="2"/>47 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5" table:style-name="ce36">
            <text:p><text:s text:c="2"/>1 815</text:p>
          </table:table-cell>
          <table:table-cell office:value-type="float" office:value="1823" table:style-name="ce36">
            <text:p><text:s text:c="2"/>1 823</text:p>
          </table:table-cell>
          <table:table-cell office:value-type="float" office:value="45693" table:style-name="ce36">
            <text:p><text:s text:c="2"/>45 6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98094" table:style-name="ce36">
            <text:p><text:s text:c="2"/>198 0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065" table:style-name="ce36">
            <text:p><text:s text:c="2"/>31 065</text:p>
          </table:table-cell>
          <table:table-cell office:value-type="float" office:value="6596" table:style-name="ce36">
            <text:p><text:s text:c="2"/>6 596</text:p>
          </table:table-cell>
          <table:table-cell office:value-type="float" office:value="37661" table:style-name="ce36">
            <text:p><text:s text:c="2"/>37 661</text:p>
          </table:table-cell>
          <table:table-cell office:value-type="float" office:value="160433" table:style-name="ce36">
            <text:p><text:s text:c="2"/>160 4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43582" table:style-name="ce37">
            <text:p><text:s text:c="2"/>143 582</text:p>
          </table:table-cell>
          <table:table-cell office:value-type="float" office:value="227" table:style-name="ce37">
            <text:p><text:s text:c="3"/>2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44" table:style-name="ce37">
            <text:p><text:s text:c="2"/>5 844</text:p>
          </table:table-cell>
          <table:table-cell office:value-type="float" office:value="5844" table:style-name="ce37">
            <text:p><text:s text:c="2"/>5 844</text:p>
          </table:table-cell>
          <table:table-cell office:value-type="float" office:value="137511" table:style-name="ce37">
            <text:p><text:s text:c="2"/>137 51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660825" table:style-name="ce37">
            <text:p><text:s text:c="2"/>660 8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115" table:style-name="ce37">
            <text:p><text:s text:c="2"/>70 115</text:p>
          </table:table-cell>
          <table:table-cell office:value-type="float" office:value="70115" table:style-name="ce37">
            <text:p><text:s text:c="2"/>70 115</text:p>
          </table:table-cell>
          <table:table-cell office:value-type="float" office:value="590710" table:style-name="ce37">
            <text:p><text:s text:c="2"/>590 71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02517" table:style-name="ce37">
            <text:p><text:s text:c="2"/>202 5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2" table:style-name="ce37">
            <text:p><text:s text:c="2"/>1 132</text:p>
          </table:table-cell>
          <table:table-cell office:value-type="float" office:value="1132" table:style-name="ce37">
            <text:p><text:s text:c="2"/>1 132</text:p>
          </table:table-cell>
          <table:table-cell office:value-type="float" office:value="201385" table:style-name="ce37">
            <text:p><text:s text:c="2"/>201 38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00237" table:style-name="ce37">
            <text:p><text:s text:c="2"/>400 2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0237" table:style-name="ce37">
            <text:p><text:s text:c="2"/>400 237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09994" table:style-name="ce37">
            <text:p><text:s text:c="2"/>209 9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04" table:style-name="ce37">
            <text:p><text:s text:c="2"/>10 304</text:p>
          </table:table-cell>
          <table:table-cell office:value-type="float" office:value="10304" table:style-name="ce37">
            <text:p><text:s text:c="2"/>10 304</text:p>
          </table:table-cell>
          <table:table-cell office:value-type="float" office:value="199690" table:style-name="ce37">
            <text:p><text:s text:c="2"/>199 69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50723" table:style-name="ce36">
            <text:p><text:s text:c="2"/>50 7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50675" table:style-name="ce36">
            <text:p><text:s text:c="2"/>50 67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6768" table:style-name="ce36">
            <text:p><text:s text:c="2"/>76 7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56" table:style-name="ce36">
            <text:p><text:s text:c="2"/>3 856</text:p>
          </table:table-cell>
          <table:table-cell office:value-type="float" office:value="3856" table:style-name="ce36">
            <text:p><text:s text:c="2"/>3 856</text:p>
          </table:table-cell>
          <table:table-cell office:value-type="float" office:value="72912" table:style-name="ce36">
            <text:p><text:s text:c="2"/>72 91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24852" table:style-name="ce36">
            <text:p><text:s text:c="2"/>124 8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21" table:style-name="ce36">
            <text:p><text:s text:c="2"/>6 221</text:p>
          </table:table-cell>
          <table:table-cell office:value-type="float" office:value="6221" table:style-name="ce36">
            <text:p><text:s text:c="2"/>6 221</text:p>
          </table:table-cell>
          <table:table-cell office:value-type="float" office:value="118631" table:style-name="ce36">
            <text:p><text:s text:c="2"/>118 63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32537" table:style-name="ce36">
            <text:p><text:s text:c="2"/>132 5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78" table:style-name="ce36">
            <text:p><text:s text:c="2"/>11 078</text:p>
          </table:table-cell>
          <table:table-cell office:value-type="float" office:value="11078" table:style-name="ce36">
            <text:p><text:s text:c="2"/>11 078</text:p>
          </table:table-cell>
          <table:table-cell office:value-type="float" office:value="121459" table:style-name="ce36">
            <text:p><text:s text:c="2"/>121 45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93209" table:style-name="ce36">
            <text:p><text:s text:c="2"/>93 2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6" table:style-name="ce36">
            <text:p><text:s text:c="2"/>1 966</text:p>
          </table:table-cell>
          <table:table-cell office:value-type="float" office:value="1966" table:style-name="ce36">
            <text:p><text:s text:c="2"/>1 966</text:p>
          </table:table-cell>
          <table:table-cell office:value-type="float" office:value="91243" table:style-name="ce36">
            <text:p><text:s text:c="2"/>91 24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32078" table:style-name="ce37">
            <text:p><text:s text:c="2"/>132 0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72" table:style-name="ce37">
            <text:p><text:s text:c="2"/>7 872</text:p>
          </table:table-cell>
          <table:table-cell office:value-type="float" office:value="7872" table:style-name="ce37">
            <text:p><text:s text:c="2"/>7 872</text:p>
          </table:table-cell>
          <table:table-cell office:value-type="float" office:value="124206" table:style-name="ce37">
            <text:p><text:s text:c="2"/>124 20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1596" table:style-name="ce37">
            <text:p><text:s text:c="2"/>41 5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80" table:style-name="ce37">
            <text:p><text:s text:c="2"/>1 780</text:p>
          </table:table-cell>
          <table:table-cell office:value-type="float" office:value="1780" table:style-name="ce37">
            <text:p><text:s text:c="2"/>1 780</text:p>
          </table:table-cell>
          <table:table-cell office:value-type="float" office:value="39816" table:style-name="ce37">
            <text:p><text:s text:c="2"/>39 816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659138" table:style-name="ce37">
            <text:p><text:s text:c="2"/>659 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9138" table:style-name="ce37">
            <text:p><text:s text:c="2"/>659 13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234" table:style-name="ce37">
            <text:p><text:s text:c="2"/>13 2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34" table:style-name="ce37">
            <text:p><text:s text:c="2"/>13 23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88544" table:style-name="ce37">
            <text:p><text:s text:c="2"/>288 5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8544" table:style-name="ce37">
            <text:p><text:s text:c="2"/>288 54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16232" table:style-name="ce36">
            <text:p><text:s text:c="2"/>116 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9" table:style-name="ce36">
            <text:p><text:s text:c="2"/>2 029</text:p>
          </table:table-cell>
          <table:table-cell office:value-type="float" office:value="2029" table:style-name="ce36">
            <text:p><text:s text:c="2"/>2 029</text:p>
          </table:table-cell>
          <table:table-cell office:value-type="float" office:value="114203" table:style-name="ce36">
            <text:p><text:s text:c="2"/>114 20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75278" table:style-name="ce36">
            <text:p><text:s text:c="2"/>175 2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278" table:style-name="ce36">
            <text:p><text:s text:c="2"/>175 278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31625" table:style-name="ce36">
            <text:p><text:s text:c="2"/>231 6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08" table:style-name="ce36">
            <text:p><text:s text:c="2"/>6 008</text:p>
          </table:table-cell>
          <table:table-cell office:value-type="float" office:value="6008" table:style-name="ce36">
            <text:p><text:s text:c="2"/>6 008</text:p>
          </table:table-cell>
          <table:table-cell office:value-type="float" office:value="225617" table:style-name="ce36">
            <text:p><text:s text:c="2"/>225 61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5009" table:style-name="ce36">
            <text:p><text:s text:c="2"/>45 0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85" table:style-name="ce36">
            <text:p><text:s text:c="2"/>6 385</text:p>
          </table:table-cell>
          <table:table-cell office:value-type="float" office:value="6392" table:style-name="ce36">
            <text:p><text:s text:c="2"/>6 392</text:p>
          </table:table-cell>
          <table:table-cell office:value-type="float" office:value="38617" table:style-name="ce36">
            <text:p><text:s text:c="2"/>38 61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83334" table:style-name="ce36">
            <text:p><text:s text:c="2"/>83 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334" table:style-name="ce36">
            <text:p><text:s text:c="2"/>83 33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7588" table:style-name="ce37">
            <text:p><text:s text:c="2"/>27 5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9" table:style-name="ce37">
            <text:p><text:s text:c="2"/>1 159</text:p>
          </table:table-cell>
          <table:table-cell office:value-type="float" office:value="1159" table:style-name="ce37">
            <text:p><text:s text:c="2"/>1 159</text:p>
          </table:table-cell>
          <table:table-cell office:value-type="float" office:value="26429" table:style-name="ce37">
            <text:p><text:s text:c="2"/>26 42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2939" table:style-name="ce37">
            <text:p><text:s text:c="2"/>42 9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3" table:style-name="ce37">
            <text:p><text:s text:c="3"/>573</text:p>
          </table:table-cell>
          <table:table-cell office:value-type="float" office:value="573" table:style-name="ce37">
            <text:p><text:s text:c="3"/>573</text:p>
          </table:table-cell>
          <table:table-cell office:value-type="float" office:value="42366" table:style-name="ce37">
            <text:p><text:s text:c="2"/>42 366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61996" table:style-name="ce37">
            <text:p><text:s text:c="2"/>61 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996" table:style-name="ce37">
            <text:p><text:s text:c="2"/>61 996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1909669" table:style-name="ce48">
            <text:p><text:s/>11 909 669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8870" table:style-name="ce48">
            <text:p><text:s text:c="2"/>38 870</text:p>
          </table:table-cell>
          <table:table-cell office:value-type="float" office:value="48049" table:style-name="ce48">
            <text:p><text:s text:c="2"/>48 049</text:p>
          </table:table-cell>
          <table:table-cell office:value-type="float" office:value="394109" table:style-name="ce48">
            <text:p><text:s text:c="2"/>394 109</text:p>
          </table:table-cell>
          <table:table-cell office:value-type="float" office:value="359158" table:style-name="ce48">
            <text:p><text:s text:c="2"/>359 158</text:p>
          </table:table-cell>
          <table:table-cell office:value-type="float" office:value="840186" table:style-name="ce48">
            <text:p><text:s text:c="2"/>840 186</text:p>
          </table:table-cell>
          <table:table-cell office:value-type="float" office:value="11069483" table:style-name="ce48">
            <text:p><text:s/>11 069 483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5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0551" table:style-name="ce36">
            <text:p><text:s text:c="2"/>10 551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36" table:style-name="ce36">
            <text:p><text:s text:c="2"/>11 03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8173" table:style-name="ce36">
            <text:p><text:s text:c="2"/>28 173</text:p>
          </table:table-cell>
          <table:table-cell office:value-type="float" office:value="1641" table:style-name="ce36">
            <text:p><text:s text:c="2"/>1 64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75" table:style-name="ce36">
            <text:p><text:s text:c="2"/>29 97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931" table:style-name="ce36">
            <text:p><text:s text:c="2"/>8 93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43" table:style-name="ce36">
            <text:p><text:s text:c="2"/>8 94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5840" table:style-name="ce36">
            <text:p><text:s text:c="2"/>45 840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080" table:style-name="ce36">
            <text:p><text:s text:c="2"/>46 08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06355" table:style-name="ce36">
            <text:p><text:s text:c="2"/>106 355</text:p>
          </table:table-cell>
          <table:table-cell office:value-type="float" office:value="2773" table:style-name="ce36">
            <text:p><text:s text:c="2"/>2 773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170" table:style-name="ce36">
            <text:p><text:s text:c="2"/>109 17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1381" table:style-name="ce37">
            <text:p><text:s text:c="2"/>51 381</text:p>
          </table:table-cell>
          <table:table-cell office:value-type="float" office:value="2050" table:style-name="ce37">
            <text:p><text:s text:c="2"/>2 050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734" table:style-name="ce37">
            <text:p><text:s text:c="2"/>53 73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840" table:style-name="ce37">
            <text:p><text:s text:c="2"/>5 84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94" table:style-name="ce37">
            <text:p><text:s text:c="2"/>5 89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5655" table:style-name="ce37">
            <text:p><text:s text:c="2"/>15 655</text:p>
          </table:table-cell>
          <table:table-cell office:value-type="float" office:value="526" table:style-name="ce37">
            <text:p><text:s text:c="3"/>526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41" table:style-name="ce37">
            <text:p><text:s text:c="2"/>16 34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0386" table:style-name="ce37">
            <text:p><text:s text:c="2"/>20 386</text:p>
          </table:table-cell>
          <table:table-cell office:value-type="float" office:value="521" table:style-name="ce37">
            <text:p><text:s text:c="3"/>521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48" table:style-name="ce37">
            <text:p><text:s text:c="2"/>21 14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755" table:style-name="ce37">
            <text:p><text:s text:c="2"/>4 755</text:p>
          </table:table-cell>
          <table:table-cell office:value-type="float" office:value="65761" table:style-name="ce37">
            <text:p><text:s text:c="2"/>65 761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866" table:style-name="ce37">
            <text:p><text:s text:c="2"/>70 86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476" table:style-name="ce36">
            <text:p><text:s text:c="2"/>2 476</text:p>
          </table:table-cell>
          <table:table-cell office:value-type="float" office:value="22740" table:style-name="ce36">
            <text:p><text:s text:c="2"/>22 74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84" table:style-name="ce36">
            <text:p><text:s text:c="2"/>25 28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03" table:style-name="ce36">
            <text:p><text:s text:c="3"/>503</text:p>
          </table:table-cell>
          <table:table-cell office:value-type="float" office:value="8107" table:style-name="ce36">
            <text:p><text:s text:c="2"/>8 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10" table:style-name="ce36">
            <text:p><text:s text:c="2"/>8 61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23680" table:style-name="ce36">
            <text:p><text:s text:c="2"/>23 68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60" table:style-name="ce36">
            <text:p><text:s text:c="2"/>24 16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86" table:style-name="ce36">
            <text:p><text:s text:c="3"/>986</text:p>
          </table:table-cell>
          <table:table-cell office:value-type="float" office:value="1125" table:style-name="ce36">
            <text:p><text:s text:c="2"/>1 125</text:p>
          </table:table-cell>
          <table:table-cell office:value-type="float" office:value="19410" table:style-name="ce36">
            <text:p><text:s text:c="2"/>19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63" table:style-name="ce36">
            <text:p><text:s text:c="2"/>21 56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11714" table:style-name="ce36">
            <text:p><text:s text:c="2"/>11 7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38" table:style-name="ce36">
            <text:p><text:s text:c="2"/>12 53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38" table:style-name="ce37">
            <text:p><text:s text:c="2"/>1 3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8" table:style-name="ce37">
            <text:p><text:s text:c="2"/>1 36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17284" table:style-name="ce37">
            <text:p><text:s text:c="2"/>17 2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1" table:style-name="ce37">
            <text:p><text:s text:c="3"/>631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997" table:style-name="ce37">
            <text:p><text:s text:c="2"/>18 99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477" table:style-name="ce37">
            <text:p><text:s text:c="2"/>161 4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4" table:style-name="ce37">
            <text:p><text:s text:c="3"/>3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130" table:style-name="ce37">
            <text:p><text:s text:c="2"/>162 13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000" table:style-name="ce37">
            <text:p><text:s text:c="2"/>52 0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7" table:style-name="ce37">
            <text:p><text:s text:c="3"/>6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47" table:style-name="ce37">
            <text:p><text:s text:c="2"/>52 64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7" table:style-name="ce37">
            <text:p><text:s text:c="3"/>537</text:p>
          </table:table-cell>
          <table:table-cell office:value-type="float" office:value="15400" table:style-name="ce37">
            <text:p><text:s text:c="2"/>15 4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595" table:style-name="ce37">
            <text:p><text:s text:c="2"/>16 59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27" table:style-name="ce36">
            <text:p><text:s text:c="2"/>120 9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2" table:style-name="ce36">
            <text:p><text:s text:c="3"/>8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1" table:style-name="ce36">
            <text:p><text:s text:c="3"/>9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609" table:style-name="ce36">
            <text:p><text:s text:c="2"/>123 60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53" table:style-name="ce36">
            <text:p><text:s text:c="2"/>13 9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7" table:style-name="ce36">
            <text:p><text:s text:c="3"/>4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73" table:style-name="ce36">
            <text:p><text:s text:c="2"/>14 4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701" table:style-name="ce36">
            <text:p><text:s text:c="2"/>48 7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3" table:style-name="ce36">
            <text:p><text:s text:c="2"/>1 7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0" table:style-name="ce36">
            <text:p><text:s text:c="2"/>2 4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888" table:style-name="ce36">
            <text:p><text:s text:c="2"/>52 8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47" table:style-name="ce36">
            <text:p><text:s text:c="2"/>4 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62" table:style-name="ce36">
            <text:p><text:s text:c="2"/>4 16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792" table:style-name="ce36">
            <text:p><text:s text:c="2"/>16 7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38" table:style-name="ce36">
            <text:p><text:s text:c="2"/>2 7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29" table:style-name="ce36">
            <text:p><text:s text:c="2"/>19 62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1130" table:style-name="ce37">
            <text:p><text:s text:c="2"/>1 13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588" table:style-name="ce37">
            <text:p><text:s text:c="2"/>43 5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8" table:style-name="ce37">
            <text:p><text:s text:c="3"/>7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608" table:style-name="ce37">
            <text:p><text:s text:c="2"/>45 60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28871" table:style-name="ce38">
            <text:p><text:s text:c="2"/>28 871</text:p>
          </table:table-cell>
          <table:table-cell office:value-type="float" office:value="397" table:style-name="ce38">
            <text:p><text:s text:c="3"/>39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07" table:style-name="ce38">
            <text:p><text:s text:c="2"/>6 2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744" table:style-name="ce38">
            <text:p><text:s text:c="2"/>35 74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3" table:style-name="ce37">
            <text:p><text:s text:c="3"/>4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477" table:style-name="ce37">
            <text:p><text:s text:c="2"/>22 477</text:p>
          </table:table-cell>
          <table:table-cell office:value-type="float" office:value="608" table:style-name="ce37">
            <text:p><text:s text:c="3"/>6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848" table:style-name="ce37">
            <text:p><text:s text:c="2"/>23 84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1" table:style-name="ce37">
            <text:p><text:s text:c="3"/>6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024" table:style-name="ce37">
            <text:p><text:s text:c="2"/>55 0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0" table:style-name="ce37">
            <text:p><text:s text:c="3"/>380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4" table:style-name="ce37">
            <text:p><text:s text:c="2"/>4 7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979" table:style-name="ce37">
            <text:p><text:s text:c="2"/>60 97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0978" table:style-name="ce37">
            <text:p><text:s text:c="2"/>10 9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16" table:style-name="ce37">
            <text:p><text:s text:c="2"/>11 3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55" table:style-name="ce36">
            <text:p><text:s text:c="2"/>12 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0" table:style-name="ce36">
            <text:p><text:s text:c="3"/>7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82" table:style-name="ce36">
            <text:p><text:s text:c="2"/>13 4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862" table:style-name="ce36">
            <text:p><text:s text:c="2"/>1 862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29407" table:style-name="ce36">
            <text:p><text:s text:c="2"/>29 407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0" table:style-name="ce36">
            <text:p><text:s text:c="2"/>1 2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16" table:style-name="ce36">
            <text:p><text:s text:c="2"/>34 0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2" table:style-name="ce36">
            <text:p><text:s text:c="2"/>1 9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756" table:style-name="ce36">
            <text:p><text:s text:c="2"/>30 7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215" table:style-name="ce36">
            <text:p><text:s text:c="2"/>33 2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2" table:style-name="ce36">
            <text:p><text:s text:c="2"/>2 40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73665" table:style-name="ce36">
            <text:p><text:s text:c="2"/>73 665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300" table:style-name="ce36">
            <text:p><text:s text:c="3"/>30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89" table:style-name="ce36">
            <text:p><text:s text:c="2"/>21 5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948" table:style-name="ce36">
            <text:p><text:s text:c="2"/>98 94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2507" table:style-name="ce36">
            <text:p><text:s text:c="2"/>2 507</text:p>
          </table:table-cell>
          <table:table-cell office:value-type="float" office:value="73600" table:style-name="ce36">
            <text:p><text:s text:c="2"/>73 6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7" table:style-name="ce36">
            <text:p><text:s text:c="2"/>1 3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218" table:style-name="ce36">
            <text:p><text:s text:c="2"/>78 21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19" table:style-name="ce37">
            <text:p><text:s text:c="2"/>14 9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97" table:style-name="ce37">
            <text:p><text:s text:c="2"/>15 09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330" table:style-name="ce37">
            <text:p><text:s text:c="2"/>1 330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32" table:style-name="ce37">
            <text:p><text:s text:c="2"/>7 432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50" table:style-name="ce37">
            <text:p><text:s text:c="2"/>9 15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41" table:style-name="ce37">
            <text:p><text:s text:c="2"/>16 241</text:p>
          </table:table-cell>
          <table:table-cell office:value-type="float" office:value="225" table:style-name="ce37">
            <text:p><text:s text:c="3"/>225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" table:style-name="ce37">
            <text:p><text:s text:c="3"/>218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83" table:style-name="ce37">
            <text:p><text:s text:c="2"/>16 78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12" table:style-name="ce37">
            <text:p><text:s text:c="2"/>20 212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6" table:style-name="ce37">
            <text:p><text:s text:c="3"/>566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47" table:style-name="ce37">
            <text:p><text:s text:c="2"/>22 14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7" table:style-name="ce38">
            <text:p><text:s text:c="3"/>387</text:p>
          </table:table-cell>
          <table:table-cell office:value-type="float" office:value="60213" table:style-name="ce38">
            <text:p><text:s text:c="2"/>60 213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3" table:style-name="ce38">
            <text:p><text:s text:c="3"/>1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15" table:style-name="ce38">
            <text:p><text:s text:c="2"/>1 0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921" table:style-name="ce38">
            <text:p><text:s text:c="2"/>61 9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38662" table:style-name="ce36">
            <text:p><text:s text:c="2"/>38 6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89" table:style-name="ce36">
            <text:p><text:s text:c="2"/>39 3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68" table:style-name="ce36">
            <text:p><text:s text:c="2"/>25 468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58" table:style-name="ce36">
            <text:p><text:s text:c="2"/>26 1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1448" table:style-name="ce36">
            <text:p><text:s text:c="2"/>21 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56" table:style-name="ce36">
            <text:p><text:s text:c="2"/>21 4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179" table:style-name="ce36">
            <text:p><text:s text:c="2"/>55 179</text:p>
          </table:table-cell>
          <table:table-cell office:value-type="float" office:value="416" table:style-name="ce36">
            <text:p><text:s text:c="3"/>4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834" table:style-name="ce36">
            <text:p><text:s text:c="3"/>8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150" table:style-name="ce36">
            <text:p><text:s text:c="2"/>57 1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17502" table:style-name="ce36">
            <text:p><text:s text:c="2"/>17 5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84" table:style-name="ce36">
            <text:p><text:s text:c="2"/>18 8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45" table:style-name="ce37">
            <text:p><text:s text:c="2"/>10 3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45" table:style-name="ce37">
            <text:p><text:s text:c="2"/>10 3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385" table:style-name="ce37">
            <text:p><text:s text:c="2"/>81 3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385" table:style-name="ce37">
            <text:p><text:s text:c="2"/>81 38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18" table:style-name="ce37">
            <text:p><text:s text:c="2"/>8 2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18" table:style-name="ce37">
            <text:p><text:s text:c="2"/>8 21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79" table:style-name="ce37">
            <text:p><text:s text:c="2"/>16 3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22" table:style-name="ce37">
            <text:p><text:s text:c="2"/>16 42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428" table:style-name="ce38">
            <text:p><text:s text:c="2"/>112 4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428" table:style-name="ce38">
            <text:p><text:s text:c="2"/>112 42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591" table:style-name="ce36">
            <text:p><text:s text:c="2"/>1 5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913" table:style-name="ce36">
            <text:p><text:s text:c="2"/>143 9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8" table:style-name="ce36">
            <text:p><text:s text:c="2"/>2 188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0" table:style-name="ce36">
            <text:p><text:s text:c="2"/>2 5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013" table:style-name="ce36">
            <text:p><text:s text:c="2"/>151 0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02" table:style-name="ce36">
            <text:p><text:s text:c="2"/>18 002</text:p>
          </table:table-cell>
          <table:table-cell office:value-type="float" office:value="3976" table:style-name="ce36">
            <text:p><text:s text:c="2"/>3 976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48" table:style-name="ce36">
            <text:p><text:s text:c="2"/>35 84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770" table:style-name="ce36">
            <text:p><text:s text:c="2"/>58 77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82" table:style-name="ce36">
            <text:p><text:s text:c="2"/>27 882</text:p>
          </table:table-cell>
          <table:table-cell office:value-type="float" office:value="905" table:style-name="ce36">
            <text:p><text:s text:c="3"/>905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045" table:style-name="ce36">
            <text:p><text:s text:c="2"/>1 0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176" table:style-name="ce36">
            <text:p><text:s text:c="2"/>31 1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333" table:style-name="ce36">
            <text:p><text:s text:c="2"/>37 333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03" table:style-name="ce36">
            <text:p><text:s text:c="2"/>38 30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6565" table:style-name="ce36">
            <text:p><text:s text:c="2"/>36 565</text:p>
          </table:table-cell>
          <table:table-cell office:value-type="float" office:value="1855" table:style-name="ce36">
            <text:p><text:s text:c="2"/>1 855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292" table:style-name="ce36">
            <text:p><text:s text:c="2"/>40 2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8" table:style-name="ce37">
            <text:p><text:s text:c="3"/>5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459" table:style-name="ce37">
            <text:p><text:s text:c="2"/>31 459</text:p>
          </table:table-cell>
          <table:table-cell office:value-type="float" office:value="2205" table:style-name="ce37">
            <text:p><text:s text:c="2"/>2 205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577" table:style-name="ce37">
            <text:p><text:s text:c="3"/>577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185" table:style-name="ce37">
            <text:p><text:s text:c="2"/>35 18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7" table:style-name="ce38">
            <text:p><text:s text:c="3"/>227</text:p>
          </table:table-cell>
          <table:table-cell office:value-type="float" office:value="28259" table:style-name="ce38">
            <text:p><text:s text:c="2"/>28 259</text:p>
          </table:table-cell>
          <table:table-cell office:value-type="float" office:value="960" table:style-name="ce38">
            <text:p><text:s text:c="3"/>960</text:p>
          </table:table-cell>
          <table:table-cell office:value-type="float" office:value="424" table:style-name="ce38">
            <text:p><text:s text:c="3"/>4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877" table:style-name="ce38">
            <text:p><text:s text:c="2"/>29 87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90" table:style-name="ce38">
            <text:p><text:s text:c="2"/>1 29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1" table:style-name="ce38">
            <text:p><text:s text:c="3"/>2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84" table:style-name="ce38">
            <text:p><text:s text:c="2"/>2 384</text:p>
          </table:table-cell>
          <table:table-cell office:value-type="float" office:value="19583" table:style-name="ce38">
            <text:p><text:s text:c="2"/>19 583</text:p>
          </table:table-cell>
          <table:table-cell office:value-type="float" office:value="248" table:style-name="ce38">
            <text:p><text:s text:c="3"/>248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299" table:style-name="ce38">
            <text:p><text:s text:c="3"/>299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973" table:style-name="ce38">
            <text:p><text:s text:c="2"/>24 97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16831" table:style-name="ce37">
            <text:p><text:s text:c="2"/>16 831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92" table:style-name="ce37">
            <text:p><text:s text:c="2"/>17 49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806" table:style-name="ce38">
            <text:p><text:s text:c="3"/>806</text:p>
          </table:table-cell>
          <table:table-cell office:value-type="float" office:value="454" table:style-name="ce38">
            <text:p><text:s text:c="3"/>454</text:p>
          </table:table-cell>
          <table:table-cell office:value-type="float" office:value="35161" table:style-name="ce38">
            <text:p><text:s text:c="2"/>35 161</text:p>
          </table:table-cell>
          <table:table-cell office:value-type="float" office:value="466" table:style-name="ce38">
            <text:p><text:s text:c="3"/>4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244" table:style-name="ce38">
            <text:p><text:s text:c="2"/>37 2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54528" table:style-name="ce36">
            <text:p><text:s text:c="2"/>54 52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59" table:style-name="ce36">
            <text:p><text:s text:c="2"/>6 5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174" table:style-name="ce36">
            <text:p><text:s text:c="2"/>62 1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3679" table:style-name="ce36">
            <text:p><text:s text:c="2"/>23 6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24" table:style-name="ce36">
            <text:p><text:s text:c="2"/>24 42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5" table:style-name="ce36">
            <text:p><text:s text:c="3"/>555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68940" table:style-name="ce36">
            <text:p><text:s text:c="2"/>68 94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680" table:style-name="ce36">
            <text:p><text:s text:c="3"/>68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271" table:style-name="ce36">
            <text:p><text:s text:c="2"/>73 27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63" table:style-name="ce36">
            <text:p><text:s text:c="2"/>16 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83" table:style-name="ce36">
            <text:p><text:s text:c="2"/>16 38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23519" table:style-name="ce36">
            <text:p><text:s text:c="2"/>23 519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71" table:style-name="ce36">
            <text:p><text:s text:c="2"/>24 17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133" table:style-name="ce38">
            <text:p><text:s text:c="3"/>1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45318" table:style-name="ce38">
            <text:p><text:s text:c="2"/>45 3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157" table:style-name="ce38">
            <text:p><text:s text:c="3"/>1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560" table:style-name="ce38">
            <text:p><text:s text:c="2"/>46 5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33" table:style-name="ce37">
            <text:p><text:s text:c="2"/>11 5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75" table:style-name="ce37">
            <text:p><text:s text:c="2"/>11 67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81970" table:style-name="ce37">
            <text:p><text:s text:c="2"/>81 97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746" table:style-name="ce37">
            <text:p><text:s text:c="2"/>1 746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667" table:style-name="ce37">
            <text:p><text:s text:c="2"/>84 66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0" table:style-name="ce37">
            <text:p><text:s text:c="3"/>3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47156" table:style-name="ce37">
            <text:p><text:s text:c="2"/>47 156</text:p>
          </table:table-cell>
          <table:table-cell office:value-type="float" office:value="513" table:style-name="ce37">
            <text:p><text:s text:c="3"/>5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3" table:style-name="ce37">
            <text:p><text:s text:c="3"/>473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697" table:style-name="ce37">
            <text:p><text:s text:c="2"/>49 69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81" table:style-name="ce37">
            <text:p><text:s text:c="2"/>4 481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25" table:style-name="ce37">
            <text:p><text:s text:c="2"/>4 7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3057" table:style-name="ce36">
            <text:p><text:s text:c="2"/>3 057</text:p>
          </table:table-cell>
          <table:table-cell office:value-type="float" office:value="539" table:style-name="ce36">
            <text:p><text:s text:c="3"/>539</text:p>
          </table:table-cell>
          <table:table-cell office:value-type="float" office:value="82490" table:style-name="ce36">
            <text:p><text:s text:c="2"/>82 49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727" table:style-name="ce36">
            <text:p><text:s text:c="3"/>727</text:p>
          </table:table-cell>
          <table:table-cell office:value-type="float" office:value="2382" table:style-name="ce36">
            <text:p><text:s text:c="2"/>2 382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396" table:style-name="ce36">
            <text:p><text:s text:c="2"/>1 396</text:p>
          </table:table-cell>
          <table:table-cell office:value-type="float" office:value="635" table:style-name="ce36">
            <text:p><text:s text:c="3"/>635</text:p>
          </table:table-cell>
          <table:table-cell office:value-type="float" office:value="708" table:style-name="ce36">
            <text:p><text:s text:c="3"/>708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3" table:style-name="ce36">
            <text:p><text:s text:c="3"/>8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638" table:style-name="ce36">
            <text:p><text:s text:c="2"/>94 6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06" table:style-name="ce36">
            <text:p><text:s text:c="2"/>3 806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50" table:style-name="ce36">
            <text:p><text:s text:c="2"/>4 05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2432" table:style-name="ce36">
            <text:p><text:s text:c="2"/>22 432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8" table:style-name="ce36">
            <text:p><text:s text:c="3"/>9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93" table:style-name="ce36">
            <text:p><text:s text:c="2"/>23 5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42684" table:style-name="ce36">
            <text:p><text:s text:c="2"/>42 684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453" table:style-name="ce36">
            <text:p><text:s text:c="2"/>43 4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8418" table:style-name="ce36">
            <text:p><text:s text:c="2"/>8 418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" table:style-name="ce36">
            <text:p><text:s text:c="3"/>3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14" table:style-name="ce36">
            <text:p><text:s text:c="2"/>9 91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566" table:style-name="ce37">
            <text:p><text:s text:c="3"/>566</text:p>
          </table:table-cell>
          <table:table-cell office:value-type="float" office:value="1559" table:style-name="ce37">
            <text:p><text:s text:c="2"/>1 559</text:p>
          </table:table-cell>
          <table:table-cell office:value-type="float" office:value="49691" table:style-name="ce37">
            <text:p><text:s text:c="2"/>49 691</text:p>
          </table:table-cell>
          <table:table-cell office:value-type="float" office:value="1261" table:style-name="ce37">
            <text:p><text:s text:c="2"/>1 261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836" table:style-name="ce37">
            <text:p><text:s text:c="3"/>836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723" table:style-name="ce37">
            <text:p><text:s text:c="3"/>7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312" table:style-name="ce37">
            <text:p><text:s text:c="2"/>56 31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15491" table:style-name="ce38">
            <text:p><text:s text:c="2"/>15 491</text:p>
          </table:table-cell>
          <table:table-cell office:value-type="float" office:value="858" table:style-name="ce38">
            <text:p><text:s text:c="3"/>8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84" table:style-name="ce38">
            <text:p><text:s text:c="2"/>17 7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20339" table:style-name="ce38">
            <text:p><text:s text:c="2"/>20 339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56" table:style-name="ce38">
            <text:p><text:s text:c="3"/>1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336" table:style-name="ce38">
            <text:p><text:s text:c="2"/>21 33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244" table:style-name="ce37">
            <text:p><text:s text:c="3"/>244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6934" table:style-name="ce37">
            <text:p><text:s text:c="2"/>16 934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80" table:style-name="ce37">
            <text:p><text:s text:c="2"/>17 58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546" table:style-name="ce38">
            <text:p><text:s text:c="3"/>546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323" table:style-name="ce38">
            <text:p><text:s text:c="3"/>323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594" table:style-name="ce38">
            <text:p><text:s text:c="3"/>594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397" table:style-name="ce38">
            <text:p><text:s text:c="3"/>397</text:p>
          </table:table-cell>
          <table:table-cell office:value-type="float" office:value="430" table:style-name="ce38">
            <text:p><text:s text:c="3"/>430</text:p>
          </table:table-cell>
          <table:table-cell office:value-type="float" office:value="1206" table:style-name="ce38">
            <text:p><text:s text:c="2"/>1 206</text:p>
          </table:table-cell>
          <table:table-cell office:value-type="float" office:value="2793" table:style-name="ce38">
            <text:p><text:s text:c="2"/>2 793</text:p>
          </table:table-cell>
          <table:table-cell office:value-type="float" office:value="1887" table:style-name="ce38">
            <text:p><text:s text:c="2"/>1 887</text:p>
          </table:table-cell>
          <table:table-cell office:value-type="float" office:value="69865" table:style-name="ce38">
            <text:p><text:s text:c="2"/>69 865</text:p>
          </table:table-cell>
          <table:table-cell office:value-type="float" office:value="304" table:style-name="ce38">
            <text:p><text:s text:c="3"/>304</text:p>
          </table:table-cell>
          <table:table-cell office:value-type="float" office:value="1139" table:style-name="ce38">
            <text:p><text:s text:c="2"/>1 139</text:p>
          </table:table-cell>
          <table:table-cell office:value-type="float" office:value="437" table:style-name="ce38">
            <text:p><text:s text:c="3"/>437</text:p>
          </table:table-cell>
          <table:table-cell office:value-type="float" office:value="366" table:style-name="ce38">
            <text:p><text:s text:c="3"/>366</text:p>
          </table:table-cell>
          <table:table-cell office:value-type="float" office:value="481" table:style-name="ce38">
            <text:p><text:s text:c="3"/>48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5" table:style-name="ce38">
            <text:p><text:s text:c="3"/>8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204" table:style-name="ce38">
            <text:p><text:s text:c="2"/>83 2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05526" table:style-name="ce36">
            <text:p><text:s text:c="2"/>105 526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005" table:style-name="ce36">
            <text:p><text:s text:c="2"/>106 0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32985" table:style-name="ce36">
            <text:p><text:s text:c="2"/>32 985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145" table:style-name="ce36">
            <text:p><text:s text:c="2"/>34 14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7" table:style-name="ce36">
            <text:p><text:s text:c="3"/>797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2037" table:style-name="ce36">
            <text:p><text:s text:c="2"/>2 037</text:p>
          </table:table-cell>
          <table:table-cell office:value-type="float" office:value="1530" table:style-name="ce36">
            <text:p><text:s text:c="2"/>1 530</text:p>
          </table:table-cell>
          <table:table-cell office:value-type="float" office:value="63028" table:style-name="ce36">
            <text:p><text:s text:c="2"/>63 028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285" table:style-name="ce36">
            <text:p><text:s text:c="2"/>69 2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905" table:style-name="ce36">
            <text:p><text:s text:c="3"/>905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48373" table:style-name="ce36">
            <text:p><text:s text:c="2"/>48 373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156" table:style-name="ce36">
            <text:p><text:s text:c="2"/>51 1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35773" table:style-name="ce36">
            <text:p><text:s text:c="2"/>35 773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2" table:style-name="ce36">
            <text:p><text:s text:c="3"/>8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684" table:style-name="ce36">
            <text:p><text:s text:c="2"/>37 6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600" table:style-name="ce37">
            <text:p><text:s text:c="3"/>600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467" table:style-name="ce37">
            <text:p><text:s text:c="3"/>467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29676" table:style-name="ce37">
            <text:p><text:s text:c="2"/>29 6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555" table:style-name="ce37">
            <text:p><text:s text:c="2"/>32 55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5" table:style-name="ce38">
            <text:p><text:s text:c="3"/>385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1074" table:style-name="ce38">
            <text:p><text:s text:c="2"/>1 074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200" table:style-name="ce38">
            <text:p><text:s text:c="3"/>20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59640" table:style-name="ce38">
            <text:p><text:s text:c="2"/>59 6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65" table:style-name="ce38">
            <text:p><text:s text:c="2"/>6 3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18" table:style-name="ce38">
            <text:p><text:s text:c="2"/>2 7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163" table:style-name="ce38">
            <text:p><text:s text:c="2"/>71 16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6903" table:style-name="ce38">
            <text:p><text:s text:c="2"/>256 9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1" table:style-name="ce38">
            <text:p><text:s text:c="3"/>4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7384" table:style-name="ce38">
            <text:p><text:s text:c="2"/>257 38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230" table:style-name="ce37">
            <text:p><text:s text:c="2"/>62 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3" table:style-name="ce37">
            <text:p><text:s text:c="2"/>2 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413" table:style-name="ce37">
            <text:p><text:s text:c="2"/>64 41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41" table:style-name="ce38">
            <text:p><text:s text:c="3"/>441</text:p>
          </table:table-cell>
          <table:table-cell office:value-type="float" office:value="801" table:style-name="ce38">
            <text:p><text:s text:c="3"/>801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4429" table:style-name="ce38">
            <text:p><text:s text:c="2"/>364 4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5889" table:style-name="ce38">
            <text:p><text:s text:c="2"/>365 8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95" table:style-name="ce36">
            <text:p><text:s text:c="2"/>8 3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439" table:style-name="ce36">
            <text:p><text:s text:c="2"/>127 4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843" table:style-name="ce36">
            <text:p><text:s text:c="2"/>135 8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53" table:style-name="ce36">
            <text:p><text:s text:c="2"/>1 453</text:p>
          </table:table-cell>
          <table:table-cell office:value-type="float" office:value="2765" table:style-name="ce36">
            <text:p><text:s text:c="2"/>2 765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437" table:style-name="ce36">
            <text:p><text:s text:c="2"/>138 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851" table:style-name="ce36">
            <text:p><text:s text:c="2"/>142 85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2" table:style-name="ce36">
            <text:p><text:s text:c="2"/>2 742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466" table:style-name="ce36">
            <text:p><text:s text:c="2"/>144 466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6" table:style-name="ce36">
            <text:p><text:s/>(-) <text:s text:c="2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546" table:style-name="ce36">
            <text:p><text:s text:c="2"/>147 54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3" table:style-name="ce36">
            <text:p><text:s text:c="3"/>803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4250" table:style-name="ce36">
            <text:p><text:s text:c="2"/>4 250</text:p>
          </table:table-cell>
          <table:table-cell office:value-type="float" office:value="1288" table:style-name="ce36">
            <text:p><text:s text:c="2"/>1 288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354" table:style-name="ce36">
            <text:p><text:s text:c="3"/>354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1128" table:style-name="ce36">
            <text:p><text:s text:c="2"/>1 128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520" table:style-name="ce36">
            <text:p><text:s text:c="3"/>520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1198" table:style-name="ce36">
            <text:p><text:s text:c="2"/>1 1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472" table:style-name="ce36">
            <text:p><text:s text:c="3"/>472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871940" table:style-name="ce36">
            <text:p><text:s text:c="2"/>871 94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839" table:style-name="ce36">
            <text:p><text:s text:c="3"/>8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-229" table:style-name="ce36">
            <text:p><text:s/>(-) <text:s text:c="2"/>229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283" table:style-name="ce36">
            <text:p><text:s text:c="3"/>28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900" table:style-name="ce36">
            <text:p><text:s text:c="3"/>9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9458" table:style-name="ce36">
            <text:p><text:s text:c="2"/>889 4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5" table:style-name="ce36">
            <text:p><text:s text:c="2"/>1 195</text:p>
          </table:table-cell>
          <table:table-cell office:value-type="float" office:value="225991" table:style-name="ce36">
            <text:p><text:s text:c="2"/>225 9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229" table:style-name="ce36">
            <text:p><text:s text:c="2"/>227 2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742" table:style-name="ce37">
            <text:p><text:s text:c="2"/>89 7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19" table:style-name="ce37">
            <text:p><text:s text:c="2"/>2 5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261" table:style-name="ce37">
            <text:p><text:s text:c="2"/>92 26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6" table:style-name="ce38">
            <text:p><text:s text:c="2"/>1 506</text:p>
          </table:table-cell>
          <table:table-cell office:value-type="float" office:value="19583" table:style-name="ce38">
            <text:p><text:s text:c="2"/>19 5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02" table:style-name="ce38">
            <text:p><text:s text:c="2"/>2 0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130" table:style-name="ce38">
            <text:p><text:s text:c="2"/>23 1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878" table:style-name="ce38">
            <text:p><text:s text:c="2"/>36 8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885" table:style-name="ce38">
            <text:p><text:s text:c="2"/>36 88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7" table:style-name="ce37">
            <text:p><text:s text:c="3"/>447</text:p>
          </table:table-cell>
          <table:table-cell office:value-type="float" office:value="1368" table:style-name="ce37">
            <text:p><text:s text:c="2"/>1 368</text:p>
          </table:table-cell>
          <table:table-cell office:value-type="float" office:value="1901" table:style-name="ce37">
            <text:p><text:s text:c="2"/>1 9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232" table:style-name="ce37">
            <text:p><text:s text:c="2"/>90 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17" table:style-name="ce37">
            <text:p><text:s text:c="2"/>3 8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765" table:style-name="ce37">
            <text:p><text:s text:c="2"/>97 76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998" table:style-name="ce38">
            <text:p><text:s text:c="2"/>21 9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998" table:style-name="ce38">
            <text:p><text:s text:c="2"/>21 99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47" table:style-name="ce36">
            <text:p><text:s text:c="2"/>23 6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53" table:style-name="ce36">
            <text:p><text:s text:c="2"/>24 3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07" table:style-name="ce36">
            <text:p><text:s text:c="2"/>3 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798" table:style-name="ce36">
            <text:p><text:s text:c="2"/>221 7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304" table:style-name="ce36">
            <text:p><text:s text:c="2"/>225 3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49" table:style-name="ce36">
            <text:p><text:s text:c="2"/>19 7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11" table:style-name="ce36">
            <text:p><text:s text:c="2"/>20 01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260" table:style-name="ce36">
            <text:p><text:s text:c="2"/>43 2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18" table:style-name="ce36">
            <text:p><text:s text:c="2"/>43 3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262" table:style-name="ce36">
            <text:p><text:s text:c="2"/>159 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298" table:style-name="ce36">
            <text:p><text:s text:c="2"/>159 29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8" table:style-name="ce37">
            <text:p><text:s text:c="3"/>7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188" table:style-name="ce37">
            <text:p><text:s text:c="2"/>123 188</text:p>
          </table:table-cell>
          <table:table-cell office:value-type="float" office:value="976" table:style-name="ce37">
            <text:p><text:s text:c="3"/>9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0" table:style-name="ce37">
            <text:p><text:s text:c="2"/>1 45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432" table:style-name="ce37">
            <text:p><text:s text:c="2"/>126 4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3605" table:style-name="ce38">
            <text:p><text:s text:c="2"/>563 6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0" table:style-name="ce38">
            <text:p><text:s text:c="3"/>4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4015" table:style-name="ce38">
            <text:p><text:s text:c="2"/>564 01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463" table:style-name="ce38">
            <text:p><text:s text:c="3"/>4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59" table:style-name="ce38">
            <text:p><text:s text:c="3"/>359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703" table:style-name="ce38">
            <text:p><text:s text:c="3"/>703</text:p>
          </table:table-cell>
          <table:table-cell office:value-type="float" office:value="1592" table:style-name="ce38">
            <text:p><text:s text:c="2"/>1 592</text:p>
          </table:table-cell>
          <table:table-cell office:value-type="float" office:value="988" table:style-name="ce38">
            <text:p><text:s text:c="3"/>988</text:p>
          </table:table-cell>
          <table:table-cell office:value-type="float" office:value="246" table:style-name="ce38">
            <text:p><text:s text:c="3"/>246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2288" table:style-name="ce38">
            <text:p><text:s text:c="2"/>2 288</text:p>
          </table:table-cell>
          <table:table-cell office:value-type="float" office:value="1095" table:style-name="ce38">
            <text:p><text:s text:c="2"/>1 09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1781" table:style-name="ce38">
            <text:p><text:s text:c="2"/>1 781</text:p>
          </table:table-cell>
          <table:table-cell office:value-type="float" office:value="1044" table:style-name="ce38">
            <text:p><text:s text:c="2"/>1 044</text:p>
          </table:table-cell>
          <table:table-cell office:value-type="float" office:value="1984" table:style-name="ce38">
            <text:p><text:s text:c="2"/>1 984</text:p>
          </table:table-cell>
          <table:table-cell office:value-type="float" office:value="2298" table:style-name="ce38">
            <text:p><text:s text:c="2"/>2 298</text:p>
          </table:table-cell>
          <table:table-cell office:value-type="float" office:value="1341" table:style-name="ce38">
            <text:p><text:s text:c="2"/>1 341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936" table:style-name="ce38">
            <text:p><text:s text:c="3"/>936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727" table:style-name="ce38">
            <text:p><text:s text:c="3"/>727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3587" table:style-name="ce38">
            <text:p><text:s text:c="2"/>3 587</text:p>
          </table:table-cell>
          <table:table-cell office:value-type="float" office:value="572" table:style-name="ce38">
            <text:p><text:s text:c="3"/>572</text:p>
          </table:table-cell>
          <table:table-cell office:value-type="float" office:value="1329" table:style-name="ce38">
            <text:p><text:s text:c="2"/>1 32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2391" table:style-name="ce38">
            <text:p><text:s text:c="2"/>2 391</text:p>
          </table:table-cell>
          <table:table-cell office:value-type="float" office:value="1817" table:style-name="ce38">
            <text:p><text:s text:c="2"/>1 817</text:p>
          </table:table-cell>
          <table:table-cell office:value-type="float" office:value="497" table:style-name="ce38">
            <text:p><text:s text:c="3"/>497</text:p>
          </table:table-cell>
          <table:table-cell office:value-type="float" office:value="432" table:style-name="ce38">
            <text:p><text:s text:c="3"/>432</text:p>
          </table:table-cell>
          <table:table-cell office:value-type="float" office:value="913" table:style-name="ce38">
            <text:p><text:s text:c="3"/>913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952" table:style-name="ce38">
            <text:p><text:s text:c="3"/>952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1150" table:style-name="ce38">
            <text:p><text:s text:c="2"/>1 150</text:p>
          </table:table-cell>
          <table:table-cell office:value-type="float" office:value="305" table:style-name="ce38">
            <text:p><text:s text:c="3"/>305</text:p>
          </table:table-cell>
          <table:table-cell office:value-type="float" office:value="8049" table:style-name="ce38">
            <text:p><text:s text:c="2"/>8 049</text:p>
          </table:table-cell>
          <table:table-cell office:value-type="float" office:value="145530" table:style-name="ce38">
            <text:p><text:s text:c="2"/>145 530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958" table:style-name="ce38">
            <text:p><text:s text:c="3"/>958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1943" table:style-name="ce38">
            <text:p><text:s text:c="2"/>1 943</text:p>
          </table:table-cell>
          <table:table-cell office:value-type="float" office:value="1153" table:style-name="ce38">
            <text:p><text:s text:c="2"/>1 153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1711" table:style-name="ce38">
            <text:p><text:s text:c="2"/>1 711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78" table:style-name="ce38">
            <text:p><text:s text:c="3"/>578</text:p>
          </table:table-cell>
          <table:table-cell office:value-type="float" office:value="390" table:style-name="ce38">
            <text:p><text:s text:c="3"/>390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6360" table:style-name="ce38">
            <text:p><text:s text:c="2"/>196 36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0237" table:style-name="ce37">
            <text:p><text:s text:c="2"/>400 2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0237" table:style-name="ce37">
            <text:p><text:s text:c="2"/>400 237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23" table:style-name="ce38">
            <text:p><text:s text:c="2"/>1 2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672" table:style-name="ce38">
            <text:p><text:s text:c="2"/>187 6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16" table:style-name="ce38">
            <text:p><text:s text:c="2"/>6 016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5003" table:style-name="ce38">
            <text:p><text:s text:c="2"/>195 00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822" table:style-name="ce36">
            <text:p><text:s text:c="3"/>822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994" table:style-name="ce36">
            <text:p><text:s text:c="3"/>994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920" table:style-name="ce36">
            <text:p><text:s text:c="3"/>920</text:p>
          </table:table-cell>
          <table:table-cell office:value-type="float" office:value="738" table:style-name="ce36">
            <text:p><text:s text:c="3"/>738</text:p>
          </table:table-cell>
          <table:table-cell office:value-type="float" office:value="2042" table:style-name="ce36">
            <text:p><text:s text:c="2"/>2 042</text:p>
          </table:table-cell>
          <table:table-cell office:value-type="float" office:value="1049" table:style-name="ce36">
            <text:p><text:s text:c="2"/>1 049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420" table:style-name="ce36">
            <text:p><text:s text:c="3"/>42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0" table:style-name="ce36">
            <text:p><text:s text:c="2"/>4 8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32" table:style-name="ce36">
            <text:p><text:s text:c="2"/>11 032</text:p>
          </table:table-cell>
          <table:table-cell office:value-type="float" office:value="18826" table:style-name="ce36">
            <text:p><text:s text:c="2"/>18 826</text:p>
          </table:table-cell>
          <table:table-cell office:value-type="float" office:value="1029" table:style-name="ce36">
            <text:p><text:s text:c="2"/>1 029</text:p>
          </table:table-cell>
          <table:table-cell office:value-type="float" office:value="1748" table:style-name="ce36">
            <text:p><text:s text:c="2"/>1 748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75" table:style-name="ce36">
            <text:p><text:s text:c="2"/>50 67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072" table:style-name="ce36">
            <text:p><text:s text:c="2"/>65 0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0" table:style-name="ce36">
            <text:p><text:s text:c="2"/>1 54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703" table:style-name="ce36">
            <text:p><text:s text:c="2"/>66 70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11700" table:style-name="ce36">
            <text:p><text:s text:c="2"/>11 7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040" table:style-name="ce36">
            <text:p><text:s text:c="2"/>94 0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50" table:style-name="ce36">
            <text:p><text:s text:c="2"/>8 15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9" table:style-name="ce36">
            <text:p><text:s text:c="2"/>2 4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610" table:style-name="ce36">
            <text:p><text:s text:c="2"/>116 61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696" table:style-name="ce36">
            <text:p><text:s text:c="3"/>696</text:p>
          </table:table-cell>
          <table:table-cell office:value-type="float" office:value="2570" table:style-name="ce36">
            <text:p><text:s text:c="2"/>2 5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6" table:style-name="ce36">
            <text:p><text:s text:c="3"/>5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614" table:style-name="ce36">
            <text:p><text:s text:c="2"/>40 6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395" table:style-name="ce36">
            <text:p><text:s text:c="2"/>45 39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302" table:style-name="ce36">
            <text:p><text:s text:c="2"/>89 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302" table:style-name="ce36">
            <text:p><text:s text:c="2"/>89 30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847" table:style-name="ce37">
            <text:p><text:s text:c="2"/>117 8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968" table:style-name="ce37">
            <text:p><text:s text:c="2"/>118 96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16" table:style-name="ce38">
            <text:p><text:s text:c="2"/>39 8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16" table:style-name="ce38">
            <text:p><text:s text:c="2"/>39 816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138" table:style-name="ce38">
            <text:p><text:s text:c="2"/>659 1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138" table:style-name="ce38">
            <text:p><text:s text:c="2"/>659 13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34" table:style-name="ce37">
            <text:p><text:s text:c="2"/>13 2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34" table:style-name="ce37">
            <text:p><text:s text:c="2"/>13 23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8544" table:style-name="ce38">
            <text:p><text:s text:c="2"/>288 5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8544" table:style-name="ce38">
            <text:p><text:s text:c="2"/>288 54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32" table:style-name="ce36">
            <text:p><text:s text:c="2"/>3 032</text:p>
          </table:table-cell>
          <table:table-cell office:value-type="float" office:value="787" table:style-name="ce36">
            <text:p><text:s text:c="3"/>787</text:p>
          </table:table-cell>
          <table:table-cell office:value-type="float" office:value="109452" table:style-name="ce36">
            <text:p><text:s text:c="2"/>109 4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271" table:style-name="ce36">
            <text:p><text:s text:c="2"/>113 27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278" table:style-name="ce36">
            <text:p><text:s text:c="2"/>175 2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278" table:style-name="ce36">
            <text:p><text:s text:c="2"/>175 278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8" table:style-name="ce36">
            <text:p><text:s text:c="3"/>578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3" table:style-name="ce36">
            <text:p><text:s text:c="2"/>2 123</text:p>
          </table:table-cell>
          <table:table-cell office:value-type="float" office:value="222016" table:style-name="ce36">
            <text:p><text:s text:c="2"/>222 0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955" table:style-name="ce36">
            <text:p><text:s text:c="2"/>224 95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3" table:style-name="ce36">
            <text:p><text:s text:c="2"/>1 4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4" table:style-name="ce36">
            <text:p><text:s text:c="3"/>65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691" table:style-name="ce36">
            <text:p><text:s text:c="2"/>31 6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796" table:style-name="ce36">
            <text:p><text:s text:c="2"/>33 79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334" table:style-name="ce36">
            <text:p><text:s text:c="2"/>83 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334" table:style-name="ce36">
            <text:p><text:s text:c="2"/>83 33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4" table:style-name="ce38">
            <text:p><text:s text:c="3"/>6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70" table:style-name="ce38">
            <text:p><text:s text:c="2"/>6 9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63" table:style-name="ce38">
            <text:p><text:s text:c="2"/>18 7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29" table:style-name="ce38">
            <text:p><text:s text:c="2"/>26 42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186" table:style-name="ce38">
            <text:p><text:s text:c="2"/>42 1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366" table:style-name="ce38">
            <text:p><text:s text:c="2"/>42 366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996" table:style-name="ce38">
            <text:p><text:s text:c="2"/>61 996</text:p>
          </table:table-cell>
          <table:table-cell office:value-type="float" office:value="61996" table:style-name="ce38">
            <text:p><text:s text:c="2"/>61 996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309301" table:style-name="ce39">
            <text:p><text:s text:c="2"/>309 301</text:p>
          </table:table-cell>
          <table:table-cell office:value-type="float" office:value="137018" table:style-name="ce39">
            <text:p><text:s text:c="2"/>137 018</text:p>
          </table:table-cell>
          <table:table-cell office:value-type="float" office:value="32411" table:style-name="ce39">
            <text:p><text:s text:c="2"/>32 411</text:p>
          </table:table-cell>
          <table:table-cell office:value-type="float" office:value="19733" table:style-name="ce39">
            <text:p><text:s text:c="2"/>19 733</text:p>
          </table:table-cell>
          <table:table-cell office:value-type="float" office:value="171984" table:style-name="ce39">
            <text:p><text:s text:c="2"/>171 984</text:p>
          </table:table-cell>
          <table:table-cell office:value-type="float" office:value="52753" table:style-name="ce39">
            <text:p><text:s text:c="2"/>52 753</text:p>
          </table:table-cell>
          <table:table-cell office:value-type="float" office:value="16103" table:style-name="ce39">
            <text:p><text:s text:c="2"/>16 103</text:p>
          </table:table-cell>
          <table:table-cell office:value-type="float" office:value="255198" table:style-name="ce39">
            <text:p><text:s text:c="2"/>255 198</text:p>
          </table:table-cell>
          <table:table-cell office:value-type="float" office:value="48066" table:style-name="ce39">
            <text:p><text:s text:c="2"/>48 066</text:p>
          </table:table-cell>
          <table:table-cell office:value-type="float" office:value="253228" table:style-name="ce39">
            <text:p><text:s text:c="2"/>253 228</text:p>
          </table:table-cell>
          <table:table-cell office:value-type="float" office:value="76444" table:style-name="ce39">
            <text:p><text:s text:c="2"/>76 444</text:p>
          </table:table-cell>
          <table:table-cell office:value-type="float" office:value="15084" table:style-name="ce39">
            <text:p><text:s text:c="2"/>15 084</text:p>
          </table:table-cell>
          <table:table-cell office:value-type="float" office:value="46430" table:style-name="ce39">
            <text:p><text:s text:c="2"/>46 430</text:p>
          </table:table-cell>
          <table:table-cell office:value-type="float" office:value="61302" table:style-name="ce39">
            <text:p><text:s text:c="2"/>61 302</text:p>
          </table:table-cell>
          <table:table-cell office:value-type="float" office:value="40232" table:style-name="ce39">
            <text:p><text:s text:c="2"/>40 232</text:p>
          </table:table-cell>
          <table:table-cell office:value-type="float" office:value="26588" table:style-name="ce39">
            <text:p><text:s text:c="2"/>26 588</text:p>
          </table:table-cell>
          <table:table-cell office:value-type="float" office:value="80337" table:style-name="ce39">
            <text:p><text:s text:c="2"/>80 337</text:p>
          </table:table-cell>
          <table:table-cell office:value-type="float" office:value="19473" table:style-name="ce39">
            <text:p><text:s text:c="2"/>19 473</text:p>
          </table:table-cell>
          <table:table-cell office:value-type="float" office:value="373349" table:style-name="ce39">
            <text:p><text:s text:c="2"/>373 349</text:p>
          </table:table-cell>
          <table:table-cell office:value-type="float" office:value="42841" table:style-name="ce39">
            <text:p><text:s text:c="2"/>42 841</text:p>
          </table:table-cell>
          <table:table-cell office:value-type="float" office:value="145533" table:style-name="ce39">
            <text:p><text:s text:c="2"/>145 533</text:p>
          </table:table-cell>
          <table:table-cell office:value-type="float" office:value="74484" table:style-name="ce39">
            <text:p><text:s text:c="2"/>74 484</text:p>
          </table:table-cell>
          <table:table-cell office:value-type="float" office:value="40475" table:style-name="ce39">
            <text:p><text:s text:c="2"/>40 475</text:p>
          </table:table-cell>
          <table:table-cell office:value-type="float" office:value="57972" table:style-name="ce39">
            <text:p><text:s text:c="2"/>57 972</text:p>
          </table:table-cell>
          <table:table-cell office:value-type="float" office:value="101171" table:style-name="ce39">
            <text:p><text:s text:c="2"/>101 171</text:p>
          </table:table-cell>
          <table:table-cell office:value-type="float" office:value="89569" table:style-name="ce39">
            <text:p><text:s text:c="2"/>89 569</text:p>
          </table:table-cell>
          <table:table-cell office:value-type="float" office:value="101592" table:style-name="ce39">
            <text:p><text:s text:c="2"/>101 592</text:p>
          </table:table-cell>
          <table:table-cell office:value-type="float" office:value="57162" table:style-name="ce39">
            <text:p><text:s text:c="2"/>57 162</text:p>
          </table:table-cell>
          <table:table-cell office:value-type="float" office:value="91269" table:style-name="ce39">
            <text:p><text:s text:c="2"/>91 269</text:p>
          </table:table-cell>
          <table:table-cell office:value-type="float" office:value="85209" table:style-name="ce39">
            <text:p><text:s text:c="2"/>85 209</text:p>
          </table:table-cell>
          <table:table-cell office:value-type="float" office:value="71998" table:style-name="ce39">
            <text:p><text:s text:c="2"/>71 998</text:p>
          </table:table-cell>
          <table:table-cell office:value-type="float" office:value="120638" table:style-name="ce39">
            <text:p><text:s text:c="2"/>120 638</text:p>
          </table:table-cell>
          <table:table-cell office:value-type="float" office:value="146446" table:style-name="ce39">
            <text:p><text:s text:c="2"/>146 446</text:p>
          </table:table-cell>
          <table:table-cell office:value-type="float" office:value="70497" table:style-name="ce39">
            <text:p><text:s text:c="2"/>70 497</text:p>
          </table:table-cell>
          <table:table-cell office:value-type="float" office:value="51015" table:style-name="ce39">
            <text:p><text:s text:c="2"/>51 015</text:p>
          </table:table-cell>
          <table:table-cell office:value-type="float" office:value="70398" table:style-name="ce39">
            <text:p><text:s text:c="2"/>70 398</text:p>
          </table:table-cell>
          <table:table-cell office:value-type="float" office:value="62460" table:style-name="ce39">
            <text:p><text:s text:c="2"/>62 460</text:p>
          </table:table-cell>
          <table:table-cell office:value-type="float" office:value="260753" table:style-name="ce39">
            <text:p><text:s text:c="2"/>260 753</text:p>
          </table:table-cell>
          <table:table-cell office:value-type="float" office:value="62845" table:style-name="ce39">
            <text:p><text:s text:c="2"/>62 845</text:p>
          </table:table-cell>
          <table:table-cell office:value-type="float" office:value="632308" table:style-name="ce39">
            <text:p><text:s text:c="2"/>632 308</text:p>
          </table:table-cell>
          <table:table-cell office:value-type="float" office:value="146401" table:style-name="ce39">
            <text:p><text:s text:c="2"/>146 401</text:p>
          </table:table-cell>
          <table:table-cell office:value-type="float" office:value="954362" table:style-name="ce39">
            <text:p><text:s text:c="2"/>954 362</text:p>
          </table:table-cell>
          <table:table-cell office:value-type="float" office:value="332855" table:style-name="ce39">
            <text:p><text:s text:c="2"/>332 855</text:p>
          </table:table-cell>
          <table:table-cell office:value-type="float" office:value="20080" table:style-name="ce39">
            <text:p><text:s text:c="2"/>20 080</text:p>
          </table:table-cell>
          <table:table-cell office:value-type="float" office:value="37338" table:style-name="ce39">
            <text:p><text:s text:c="2"/>37 338</text:p>
          </table:table-cell>
          <table:table-cell office:value-type="float" office:value="115144" table:style-name="ce39">
            <text:p><text:s text:c="2"/>115 144</text:p>
          </table:table-cell>
          <table:table-cell office:value-type="float" office:value="23990" table:style-name="ce39">
            <text:p><text:s text:c="2"/>23 990</text:p>
          </table:table-cell>
          <table:table-cell office:value-type="float" office:value="223426" table:style-name="ce39">
            <text:p><text:s text:c="2"/>223 426</text:p>
          </table:table-cell>
          <table:table-cell office:value-type="float" office:value="20486" table:style-name="ce39">
            <text:p><text:s text:c="2"/>20 486</text:p>
          </table:table-cell>
          <table:table-cell office:value-type="float" office:value="43404" table:style-name="ce39">
            <text:p><text:s text:c="2"/>43 404</text:p>
          </table:table-cell>
          <table:table-cell office:value-type="float" office:value="161039" table:style-name="ce39">
            <text:p><text:s text:c="2"/>161 039</text:p>
          </table:table-cell>
          <table:table-cell office:value-type="float" office:value="125537" table:style-name="ce39">
            <text:p><text:s text:c="2"/>125 537</text:p>
          </table:table-cell>
          <table:table-cell office:value-type="float" office:value="574611" table:style-name="ce39">
            <text:p><text:s text:c="2"/>574 611</text:p>
          </table:table-cell>
          <table:table-cell office:value-type="float" office:value="545929" table:style-name="ce39">
            <text:p><text:s text:c="2"/>545 929</text:p>
          </table:table-cell>
          <table:table-cell office:value-type="float" office:value="187868" table:style-name="ce39">
            <text:p><text:s text:c="2"/>187 868</text:p>
          </table:table-cell>
          <table:table-cell office:value-type="float" office:value="70844" table:style-name="ce39">
            <text:p><text:s text:c="2"/>70 844</text:p>
          </table:table-cell>
          <table:table-cell office:value-type="float" office:value="94350" table:style-name="ce39">
            <text:p><text:s text:c="2"/>94 350</text:p>
          </table:table-cell>
          <table:table-cell office:value-type="float" office:value="45657" table:style-name="ce39">
            <text:p><text:s text:c="2"/>45 657</text:p>
          </table:table-cell>
          <table:table-cell office:value-type="float" office:value="208430" table:style-name="ce39">
            <text:p><text:s text:c="2"/>208 430</text:p>
          </table:table-cell>
          <table:table-cell office:value-type="float" office:value="39955" table:style-name="ce39">
            <text:p><text:s text:c="2"/>39 955</text:p>
          </table:table-cell>
          <table:table-cell office:value-type="float" office:value="719620" table:style-name="ce39">
            <text:p><text:s text:c="2"/>719 620</text:p>
          </table:table-cell>
          <table:table-cell office:value-type="float" office:value="309034" table:style-name="ce39">
            <text:p><text:s text:c="2"/>309 034</text:p>
          </table:table-cell>
          <table:table-cell office:value-type="float" office:value="110787" table:style-name="ce39">
            <text:p><text:s text:c="2"/>110 787</text:p>
          </table:table-cell>
          <table:table-cell office:value-type="float" office:value="179155" table:style-name="ce39">
            <text:p><text:s text:c="2"/>179 155</text:p>
          </table:table-cell>
          <table:table-cell office:value-type="float" office:value="222681" table:style-name="ce39">
            <text:p><text:s text:c="2"/>222 681</text:p>
          </table:table-cell>
          <table:table-cell office:value-type="float" office:value="34631" table:style-name="ce39">
            <text:p><text:s text:c="2"/>34 631</text:p>
          </table:table-cell>
          <table:table-cell office:value-type="float" office:value="145590" table:style-name="ce39">
            <text:p><text:s text:c="2"/>145 590</text:p>
          </table:table-cell>
          <table:table-cell office:value-type="float" office:value="61996" table:style-name="ce39">
            <text:p><text:s text:c="2"/>61 996</text:p>
          </table:table-cell>
          <table:table-cell office:value-type="float" office:value="10226869" table:style-name="ce39">
            <text:p><text:s/>10 226 869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5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924" table:style-name="ce36">
            <text:p><text:s text:c="2"/>4 92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58" table:style-name="ce36">
            <text:p><text:s text:c="3"/>15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8" table:style-name="ce36">
            <text:p><text:s text:c="3"/>1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01" table:style-name="ce36">
            <text:p><text:s text:c="3"/>50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181" table:style-name="ce37">
            <text:p><text:s text:c="2"/>2 18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39" table:style-name="ce37">
            <text:p><text:s text:c="3"/>3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876" table:style-name="ce37">
            <text:p><text:s text:c="2"/>1 876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29" table:style-name="ce37">
            <text:p><text:s text:c="3"/>12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" table:style-name="ce36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99" table:style-name="ce36">
            <text:p><text:s text:c="3"/>9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272" table:style-name="ce36">
            <text:p><text:s text:c="2"/>1 272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358" table:style-name="ce36">
            <text:p><text:s text:c="2"/>1 35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7136" table:style-name="ce37">
            <text:p><text:s text:c="2"/>7 13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061" table:style-name="ce37">
            <text:p><text:s text:c="2"/>2 06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40773" table:style-name="ce37">
            <text:p><text:s text:c="2"/>40 77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561" table:style-name="ce37">
            <text:p><text:s text:c="2"/>3 56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11" table:style-name="ce36">
            <text:p><text:s text:c="2"/>1 61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4" table:style-name="ce36">
            <text:p><text:s text:c="3"/>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650" table:style-name="ce36">
            <text:p><text:s text:c="2"/>2 65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" table:style-name="ce36">
            <text:p><text:s text:c="3"/>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560" table:style-name="ce37">
            <text:p><text:s text:c="2"/>1 56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34" table:style-name="ce38">
            <text:p><text:s text:c="3"/>3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943" table:style-name="ce37">
            <text:p><text:s text:c="2"/>2 94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800" table:style-name="ce37">
            <text:p><text:s text:c="2"/>2 800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83" table:style-name="ce37">
            <text:p><text:s text:c="3"/>2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461" table:style-name="ce36">
            <text:p><text:s text:c="3"/>46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68" table:style-name="ce36">
            <text:p><text:s text:c="3"/>76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89" table:style-name="ce36">
            <text:p><text:s text:c="3"/>88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461" table:style-name="ce36">
            <text:p><text:s text:c="2"/>3 46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7490" table:style-name="ce36">
            <text:p><text:s text:c="2"/>7 49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5716" table:style-name="ce37">
            <text:p><text:s text:c="2"/>5 71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74" table:style-name="ce37">
            <text:p><text:s text:c="2"/>1 57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4137" table:style-name="ce37">
            <text:p><text:s text:c="2"/>4 13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529" table:style-name="ce37">
            <text:p><text:s text:c="2"/>4 529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1474" table:style-name="ce38">
            <text:p><text:s text:c="2"/>11 47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3707" table:style-name="ce36">
            <text:p><text:s text:c="2"/>3 70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50" table:style-name="ce36">
            <text:p><text:s text:c="3"/>4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166" table:style-name="ce36">
            <text:p><text:s text:c="2"/>1 16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653" table:style-name="ce36">
            <text:p><text:s text:c="2"/>3 65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70" table:style-name="ce36">
            <text:p><text:s text:c="3"/>37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689" table:style-name="ce37">
            <text:p><text:s text:c="2"/>4 68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8350" table:style-name="ce37">
            <text:p><text:s text:c="2"/>8 35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436" table:style-name="ce37">
            <text:p><text:s text:c="3"/>43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1337" table:style-name="ce36">
            <text:p><text:s text:c="2"/>21 33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992" table:style-name="ce36">
            <text:p><text:s text:c="3"/>99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7322" table:style-name="ce36">
            <text:p><text:s text:c="2"/>27 3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3070" table:style-name="ce36">
            <text:p><text:s text:c="2"/>3 07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6130" table:style-name="ce36">
            <text:p><text:s text:c="2"/>26 1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8793" table:style-name="ce37">
            <text:p><text:s text:c="2"/>18 79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6040" table:style-name="ce38">
            <text:p><text:s text:c="2"/>16 04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8142" table:style-name="ce38">
            <text:p><text:s text:c="2"/>8 14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504" table:style-name="ce37">
            <text:p><text:s text:c="2"/>1 50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838" table:style-name="ce38">
            <text:p><text:s text:c="2"/>11 83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7872" table:style-name="ce36">
            <text:p><text:s text:c="2"/>27 8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272" table:style-name="ce36">
            <text:p><text:s text:c="2"/>7 2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009" table:style-name="ce36">
            <text:p><text:s text:c="2"/>9 00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410" table:style-name="ce36">
            <text:p><text:s text:c="3"/>41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4" table:style-name="ce36">
            <text:p><text:s text:c="3"/>26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653" table:style-name="ce38">
            <text:p><text:s text:c="2"/>5 65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826" table:style-name="ce37">
            <text:p><text:s text:c="3"/>82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163" table:style-name="ce37">
            <text:p><text:s text:c="2"/>11 16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2754" table:style-name="ce37">
            <text:p><text:s text:c="2"/>12 75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96" table:style-name="ce37">
            <text:p><text:s text:c="3"/>29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643" table:style-name="ce36">
            <text:p><text:s text:c="2"/>13 6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5729" table:style-name="ce36">
            <text:p><text:s text:c="2"/>15 72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3949" table:style-name="ce36">
            <text:p><text:s text:c="2"/>13 9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6026" table:style-name="ce36">
            <text:p><text:s text:c="2"/>26 02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3305" table:style-name="ce36">
            <text:p><text:s text:c="2"/>13 30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3215" table:style-name="ce37">
            <text:p><text:s text:c="2"/>23 21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180" table:style-name="ce38">
            <text:p><text:s text:c="2"/>3 18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671" table:style-name="ce38">
            <text:p><text:s text:c="2"/>1 67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127" table:style-name="ce37">
            <text:p><text:s text:c="2"/>5 12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50153" table:style-name="ce38">
            <text:p><text:s text:c="2"/>50 15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688" table:style-name="ce36">
            <text:p><text:s text:c="2"/>23 6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168" table:style-name="ce36">
            <text:p><text:s text:c="2"/>3 16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6565" table:style-name="ce36">
            <text:p><text:s text:c="2"/>26 56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26906" table:style-name="ce36">
            <text:p><text:s text:c="2"/>26 9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928" table:style-name="ce36">
            <text:p><text:s text:c="2"/>1 92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2425" table:style-name="ce37">
            <text:p><text:s text:c="2"/>12 42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6712" table:style-name="ce38">
            <text:p><text:s text:c="2"/>16 71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4599" table:style-name="ce38">
            <text:p><text:s text:c="2"/>4 59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56" table:style-name="ce38">
            <text:p><text:s text:c="3"/>55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961" table:style-name="ce36">
            <text:p><text:s text:c="2"/>1 96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502" table:style-name="ce36">
            <text:p><text:s text:c="2"/>2 50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28" table:style-name="ce36">
            <text:p><text:s text:c="3"/>2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3097" table:style-name="ce38">
            <text:p><text:s text:c="2"/>3 09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6006" table:style-name="ce37">
            <text:p><text:s text:c="2"/>6 00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8534" table:style-name="ce37">
            <text:p><text:s text:c="2"/>8 53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419" table:style-name="ce37">
            <text:p><text:s text:c="2"/>2 41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4" table:style-name="ce37">
            <text:p><text:s text:c="3"/>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9208" table:style-name="ce36">
            <text:p><text:s text:c="2"/>19 2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3273" table:style-name="ce36">
            <text:p><text:s text:c="2"/>13 27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138" table:style-name="ce36">
            <text:p><text:s text:c="2"/>2 13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2375" table:style-name="ce36">
            <text:p><text:s text:c="2"/>2 37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135" table:style-name="ce36">
            <text:p><text:s text:c="2"/>1 13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1079" table:style-name="ce37">
            <text:p><text:s text:c="2"/>11 07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6695" table:style-name="ce37">
            <text:p><text:s text:c="2"/>26 69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025" table:style-name="ce37">
            <text:p><text:s text:c="2"/>5 02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4687" table:style-name="ce37">
            <text:p><text:s text:c="2"/>4 68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209" table:style-name="ce36">
            <text:p><text:s text:c="2"/>6 209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2021" table:style-name="ce36">
            <text:p><text:s text:c="2"/>2 02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6064" table:style-name="ce36">
            <text:p><text:s text:c="2"/>76 06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941" table:style-name="ce36">
            <text:p><text:s text:c="2"/>1 94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238" table:style-name="ce37">
            <text:p><text:s text:c="2"/>5 23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932" table:style-name="ce36">
            <text:p><text:s text:c="3"/>93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662" table:style-name="ce36">
            <text:p><text:s text:c="3"/>66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821" table:style-name="ce36">
            <text:p><text:s text:c="2"/>4 82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842614" table:style-name="ce48">
            <text:p><text:s text:c="2"/>842 614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4Z</dc:date>
    <meta:print-date>2006-08-24T11:49:52Z</meta:print-date>
  </office:meta>
</office:document-meta>
</file>